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95.41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85.49pt"/>
    </style:style>
    <style:style style:name="co8" style:family="table-column">
      <style:table-column-properties fo:break-before="auto" style:column-width="87.85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5.7pt"/>
    </style:style>
    <style:style style:name="co12" style:family="table-column">
      <style:table-column-properties fo:break-before="auto" style:column-width="158.6pt"/>
    </style:style>
    <style:style style:name="co13" style:family="table-column">
      <style:table-column-properties fo:break-before="auto" style:column-width="104.51pt"/>
    </style:style>
    <style:style style:name="co14" style:family="table-column">
      <style:table-column-properties fo:break-before="auto" style:column-width="161.4pt"/>
    </style:style>
    <style:style style:name="co15" style:family="table-column">
      <style:table-column-properties fo:break-before="auto" style:column-width="86.66pt"/>
    </style:style>
    <style:style style:name="co16" style:family="table-column">
      <style:table-column-properties fo:break-before="auto" style:column-width="263.76pt"/>
    </style:style>
    <style:style style:name="co17" style:family="table-column">
      <style:table-column-properties fo:break-before="auto" style:column-width="200.6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25.74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ro5" style:family="table-row">
      <style:table-row-properties style:row-height="12.64pt" fo:break-before="auto" style:use-optimal-row-height="false"/>
    </style:style>
    <style:style style:name="ro6" style:family="table-row">
      <style:table-row-properties style:row-height="14.91pt" fo:break-before="auto" style:use-optimal-row-height="false"/>
    </style:style>
    <style:style style:name="ro7" style:family="table-row">
      <style:table-row-properties style:row-height="13.41pt" fo:break-before="auto" style:use-optimal-row-height="false"/>
    </style:style>
    <style:style style:name="ro8" style:family="table-row">
      <style:table-row-properties style:row-height="13.69pt" fo:break-before="auto" style:use-optimal-row-height="false"/>
    </style:style>
    <style:style style:name="ro9" style:family="table-row">
      <style:table-row-properties style:row-height="13.1pt" fo:break-before="auto" style:use-optimal-row-height="false"/>
    </style:style>
    <style:style style:name="ro10" style:family="table-row">
      <style:table-row-properties style:row-height="13.75pt" fo:break-before="auto" style:use-optimal-row-height="false"/>
    </style:style>
    <style:style style:name="ro11" style:family="table-row">
      <style:table-row-properties style:row-height="14.06pt" fo:break-before="auto" style:use-optimal-row-height="false"/>
    </style:style>
    <style:style style:name="ro12" style:family="table-row">
      <style:table-row-properties style:row-height="18.34pt" fo:break-before="auto" style:use-optimal-row-height="false"/>
    </style:style>
    <style:style style:name="ro13" style:family="table-row">
      <style:table-row-properties style:row-height="19.5pt" fo:break-before="auto" style:use-optimal-row-height="false"/>
    </style:style>
    <style:style style:name="ro14" style:family="table-row">
      <style:table-row-properties style:row-height="16.04pt" fo:break-before="auto" style:use-optimal-row-height="false"/>
    </style:style>
    <style:style style:name="ro15" style:family="table-row">
      <style:table-row-properties style:row-height="17.21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0" style:family="table-cell" style:parent-style-name="Default" style:data-style-name="N41">
      <style:table-cell-properties fo:background-color="transparent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7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2" style:family="table-cell" style:parent-style-name="Default" style:data-style-name="N4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8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9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2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pt"/>
    </style:style>
    <style:style style:name="ce33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pt"/>
    </style:style>
    <style:style style:name="ce35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  <style:text-properties fo:color="#000000"/>
    </style:style>
    <style:style style:name="ce36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pt"/>
      <style:text-properties fo:color="#000000"/>
    </style:style>
    <style:style style:name="ce37" style:family="table-cell" style:parent-style-name="Default" style:data-style-name="N41">
      <style:table-cell-properties fo:background-color="#00ff00"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pt"/>
      <style:text-properties fo:color="#000000"/>
    </style:style>
    <style:style style:name="ce39" style:family="table-cell" style:parent-style-name="Default" style:data-style-name="N100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pt"/>
    </style:style>
    <style:style style:name="ce40" style:family="table-cell" style:parent-style-name="Default" style:data-style-name="N100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pt"/>
    </style:style>
    <style:style style:name="ce41" style:family="table-cell" style:parent-style-name="Default" style:data-style-name="N100">
      <style:table-cell-properties fo:background-color="#00ff00" style:text-align-source="fix" style:repeat-content="false" fo:border="0.99pt solid #000000" style:vertical-align="middle"/>
      <style:paragraph-properties fo:text-align="center" fo:margin-left="0pt"/>
      <style:text-properties fo:color="#000000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43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  <style:text-properties fo:color="#000000"/>
    </style:style>
    <style:style style:name="ce45" style:family="table-cell" style:parent-style-name="Default" style:data-style-name="N41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pt"/>
    </style:style>
    <style:style style:name="ce46" style:family="table-cell" style:parent-style-name="Default" style:data-style-name="N41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pt"/>
    </style:style>
    <style:style style:name="ce47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48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49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5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  <style:text-properties fo:color="#000000"/>
    </style:style>
    <style:style style:name="ce5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54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56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7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8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ce60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61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6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6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style:text-underline-style="none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6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000000"/>
    </style:style>
    <style:style style:name="ce6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>
      <style:table-cell-properties fo:background-color="#00ffff" fo:border="0.06pt solid #000000"/>
    </style:style>
    <style:style style:name="ce71" style:family="table-cell" style:parent-style-name="Default">
      <style:table-cell-properties fo:background-color="#00ff00" fo:border="0.06pt solid #000000"/>
    </style:style>
    <style:style style:name="ce72" style:family="table-cell" style:parent-style-name="Default">
      <style:table-cell-properties fo:background-color="transparent" fo:border="0.06pt solid #000000"/>
      <style:text-properties fo:color="#000000"/>
    </style:style>
    <style:style style:name="ce73" style:family="table-cell" style:parent-style-name="Default">
      <style:table-cell-properties fo:background-color="#00ff00" fo:border="0.06pt solid #000000"/>
      <style:text-properties fo:color="#000000"/>
    </style:style>
    <style:style style:name="ce74" style:family="table-cell" style:parent-style-name="Default">
      <style:table-cell-properties fo:background-color="#00ffff" fo:border="0.06pt solid #000000"/>
      <style:text-properties fo:color="#000000"/>
    </style:style>
    <style:style style:name="ce7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ff00" fo:border="0.06pt solid #000000"/>
      <style:text-properties fo:color="#000000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00ffff"/>
    </style:style>
    <style:style style:name="ce78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default-cell-style-name="ce19"/>
        <table:table-column table:style-name="co3" table:default-cell-style-name="ce8"/>
        <table:table-column table:style-name="co4" table:default-cell-style-name="ce19"/>
        <table:table-column table:style-name="co5" table:default-cell-style-name="ce8"/>
        <table:table-column table:style-name="co6" table:default-cell-style-name="ce19"/>
        <table:table-column table:style-name="co7" table:default-cell-style-name="ce8"/>
        <table:table-column table:style-name="co8" table:default-cell-style-name="ce19"/>
        <table:table-column table:style-name="co9" table:default-cell-style-name="ce8"/>
        <table:table-column table:style-name="co10" table:default-cell-style-name="ce19"/>
        <table:table-column table:style-name="co11" table:default-cell-style-name="ce8"/>
        <table:table-column table:style-name="co12" table:default-cell-style-name="ce19"/>
        <table:table-column table:style-name="co11" table:default-cell-style-name="ce8"/>
        <table:table-column table:style-name="co12" table:default-cell-style-name="ce19"/>
        <table:table-column table:style-name="co13" table:default-cell-style-name="ce8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number-columns-repeated="2" table:default-cell-style-name="ce19"/>
        <table:table-column table:style-name="co18" table:default-cell-style-name="ce8"/>
        <table:table-column table:style-name="co3" table:default-cell-style-name="ce8"/>
        <table:table-column table:style-name="co18" table:number-columns-repeated="1001" table:default-cell-style-name="ce8"/>
        <table:table-row table:style-name="ro1">
          <table:table-cell table:style-name="ce1" office:value-type="string" calcext:value-type="string">
            <text:p>20130531_1</text:p>
          </table:table-cell>
          <table:table-cell table:style-name="ce11"/>
          <table:table-cell table:style-name="ce20"/>
          <table:table-cell table:style-name="ce23"/>
          <table:table-cell table:style-name="ce26"/>
          <table:table-cell table:style-name="ce29"/>
          <table:table-cell table:style-name="ce30"/>
          <table:table-cell table:style-name="ce12"/>
          <table:table-cell table:style-name="ce21"/>
          <table:table-cell table:style-name="ce24"/>
          <table:table-cell table:style-name="ce30"/>
          <table:table-cell table:style-name="ce12"/>
          <table:table-cell table:style-name="ce21"/>
          <table:table-cell table:style-name="ce24"/>
          <table:table-cell table:style-name="ce27"/>
          <table:table-cell table:style-name="ce25" table:number-columns-repeated="4"/>
          <table:table-cell table:style-name="ce47"/>
          <table:table-cell table:style-name="ce12"/>
          <table:table-cell table:style-name="ce21"/>
          <table:table-cell table:style-name="ce55"/>
          <table:table-cell table:style-name="ce21" table:number-columns-repeated="10"/>
          <table:table-cell table:style-name="ce69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2"/>
          <table:covered-table-cell table:style-name="ce21"/>
          <table:covered-table-cell table:style-name="ce24"/>
          <table:table-cell table:style-name="ce27" office:value-type="string" calcext:value-type="string" table:number-columns-spanned="2" table:number-rows-spanned="1">
            <text:p>EUVI-B</text:p>
          </table:table-cell>
          <table:covered-table-cell table:style-name="ce25"/>
          <table:table-cell table:style-name="ce31" office:value-type="string" calcext:value-type="string" table:number-columns-spanned="4" table:number-rows-spanned="1">
            <text:p>LASCO</text:p>
          </table:table-cell>
          <table:covered-table-cell table:style-name="ce12"/>
          <table:covered-table-cell table:style-name="ce21"/>
          <table:covered-table-cell table:style-name="ce24"/>
          <table:table-cell table:style-name="ce31" office:value-type="string" calcext:value-type="string" table:number-columns-spanned="4" table:number-rows-spanned="1">
            <text:p>COR-A</text:p>
          </table:table-cell>
          <table:covered-table-cell table:style-name="ce12"/>
          <table:covered-table-cell table:style-name="ce21"/>
          <table:covered-table-cell table:style-name="ce24"/>
          <table:table-cell table:style-name="ce27" office:value-type="string" calcext:value-type="string" table:number-columns-spanned="2" table:number-rows-spanned="1">
            <text:p>EUVI-A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AIA</text:p>
          </table:table-cell>
          <table:covered-table-cell table:style-name="ce25"/>
          <table:table-cell table:style-name="ce25" office:value-type="string" calcext:value-type="string" table:number-columns-spanned="11" table:number-rows-spanned="1">
            <text:p>GCS parameters</text:p>
          </table:table-cell>
          <table:covered-table-cell table:style-name="ce48" office:value-type="string" calcext:value-type="string">
            <text:p>GCS parameters</text:p>
          </table:covered-table-cell>
          <table:covered-table-cell table:style-name="ce12"/>
          <table:covered-table-cell table:style-name="ce21"/>
          <table:covered-table-cell table:style-name="ce55"/>
          <table:covered-table-cell table:number-columns-repeated="6" table:style-name="ce21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1"/>
          <table:table-cell table:style-name="ce69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3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5" office:value-type="string" calcext:value-type="string">
            <text:p>Filename</text:p>
          </table:table-cell>
          <table:table-cell table:style-name="ce27" office:value-type="string" calcext:value-type="string">
            <text:p>Time EUVI-B</text:p>
          </table:table-cell>
          <table:table-cell table:style-name="ce25" office:value-type="string" calcext:value-type="string">
            <text:p>Filename</text:p>
          </table:table-cell>
          <table:table-cell table:style-name="ce31" office:value-type="string" calcext:value-type="string">
            <text:p>Time LASCO</text:p>
          </table:table-cell>
          <table:table-cell table:style-name="ce13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5" office:value-type="string" calcext:value-type="string">
            <text:p>Filename</text:p>
          </table:table-cell>
          <table:table-cell table:style-name="ce31" office:value-type="string" calcext:value-type="string">
            <text:p>Time COR-A</text:p>
          </table:table-cell>
          <table:table-cell table:style-name="ce13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5" office:value-type="string" calcext:value-type="string">
            <text:p>Filename</text:p>
          </table:table-cell>
          <table:table-cell table:style-name="ce27" office:value-type="string" calcext:value-type="string">
            <text:p>Time EUVI-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Time AI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Replace EUVI with AIA? (y/n &amp; which)</text:p>
          </table:table-cell>
          <table:table-cell table:style-name="ce48" office:value-type="string" calcext:value-type="string">
            <text:p>which COR</text:p>
          </table:table-cell>
          <table:table-cell table:style-name="ce13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9" table:number-columns-repeated="9"/>
          <table:table-cell table:number-columns-repeated="982"/>
        </table:table-row>
        <table:table-row table:style-name="ro4">
          <table:table-cell table:style-name="ce3" office:value-type="time" office:time-value="PT10H50M00S" calcext:value-type="time">
            <text:p>10:50:00</text:p>
          </table:table-cell>
          <table:table-cell table:style-name="ce14" office:value-type="string" calcext:value-type="string">
            <text:p>20130531_105000_0B4c1B.fts</text:p>
          </table:table-cell>
          <table:table-cell table:style-name="ce3" office:value-type="time" office:time-value="PT10H40M00S" calcext:value-type="time">
            <text:p>10:40:00</text:p>
          </table:table-cell>
          <table:table-cell table:style-name="ce14" office:value-type="string" calcext:value-type="string">
            <text:p>20130531_104000_0B4c1B.fts</text:p>
          </table:table-cell>
          <table:table-cell table:style-name="ce3" office:value-type="time" office:time-value="PT09H45M00S" calcext:value-type="time">
            <text:p>09:45:00</text:p>
          </table:table-cell>
          <table:table-cell table:style-name="ce14" office:value-type="string" calcext:value-type="string">
            <text:p>20130531_094530_14euB.fts</text:p>
          </table:table-cell>
          <table:table-cell table:style-name="ce32" office:value-type="time" office:time-value="PT10H46M00S" calcext:value-type="time">
            <text:p>10:46:00</text:p>
          </table:table-cell>
          <table:table-cell table:style-name="ce14" office:value-type="string" calcext:value-type="string">
            <text:p>25461225.fts</text:p>
          </table:table-cell>
          <table:table-cell table:style-name="ce32" office:value-type="time" office:time-value="PT10H34M00S" calcext:value-type="time">
            <text:p>10:34:00</text:p>
          </table:table-cell>
          <table:table-cell table:style-name="ce14" office:value-type="string" calcext:value-type="string">
            <text:p>25461224.fts</text:p>
          </table:table-cell>
          <table:table-cell table:style-name="ce3" office:value-type="time" office:time-value="PT10H50M00S" calcext:value-type="time">
            <text:p>10:50:00</text:p>
          </table:table-cell>
          <table:table-cell table:style-name="ce39" office:value-type="string" calcext:value-type="string">
            <text:p>20130531_105000_0B4c1A.fts</text:p>
          </table:table-cell>
          <table:table-cell table:style-name="ce3" office:value-type="time" office:time-value="PT10H40M00S" calcext:value-type="time">
            <text:p>10:40:00</text:p>
          </table:table-cell>
          <table:table-cell table:style-name="ce39" office:value-type="string" calcext:value-type="string">
            <text:p>20130531_104000_0B4c1A.fts</text:p>
          </table:table-cell>
          <table:table-cell table:style-name="ce45" office:value-type="time" office:time-value="PT09H45M00S" calcext:value-type="time">
            <text:p>09:45:00</text:p>
          </table:table-cell>
          <table:table-cell table:style-name="ce39" office:value-type="string" calcext:value-type="string">
            <text:p>20130531_094530_14euA.fts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office:value-type="string" calcext:value-type="string">
            <text:p>no</text:p>
          </table:table-cell>
          <table:table-cell table:style-name="ce17" office:value-type="string" calcext:value-type="string">
            <text:p>cor1</text:p>
          </table:table-cell>
          <table:table-cell table:style-name="ce14" office:value-type="string" calcext:value-type="string">
            <text:p>C2</text:p>
          </table:table-cell>
          <table:table-cell table:style-name="ce49" office:value-type="float" office:value="1" calcext:value-type="float">
            <text:p>1</text:p>
          </table:table-cell>
          <table:table-cell table:style-name="ce56" table:formula="of:=&quot;PRO FMwLASCO&quot; &amp; [.$A$1] &amp; [.V4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_11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_1/preped/20130531_105000_0B4c1A.fts', hdreventa)&#10;imaprev=sccreadfits(secchipath+'/a/seq/cor1/20130531_1/preped/20130531_104000_0B4c1A.fts',hdreventpa)&#10;;SECCHI B&#10;imb=sccreadfits(secchipath+'/b/seq/cor1/20130531_1/preped/20130531_105000_0B4c1B.fts', hdreventb)&#10;imbprev=sccreadfits(secchipath+'/b/seq/cor1/20130531_1/preped/20130531_10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_1/25461225.fts', lasco1hdr);+'/C3/L0/20130328/32334111.fts', lasco1hdr)&#10;lasco0=readfits(lascopath+'/20130531_1/2546122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1_1/preped/20130531_094530_14euB.fts', heuvib)&#10;imeuvia=sccreadfits(secchipath+'/a/img/euvi/20130531_1/preped/20130531_094530_14euA.fts', heuvia)&#10;;This one replaces one of the EUVIs for SDO AIA&#10;;imeuvib=sccreadfits('/home/hebe/data/sdo/aia/L1/193/20130531_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_11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_1/preped/20130531_105000_0B4c1A.fts', hdreventa)</text:p>
            <text:p>imaprev=sccreadfits(secchipath+'/a/seq/cor1/20130531_1/preped/20130531_104000_0B4c1A.fts',hdreventpa)</text:p>
            <text:p>;SECCHI B</text:p>
            <text:p>imb=sccreadfits(secchipath+'/b/seq/cor1/20130531_1/preped/20130531_105000_0B4c1B.fts', hdreventb)</text:p>
            <text:p>imbprev=sccreadfits(secchipath+'/b/seq/cor1/20130531_1/preped/20130531_10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_1/25461225.fts', lasco1hdr);+'/C3/L0/20130328/32334111.fts', lasco1hdr)</text:p>
            <text:p>lasco0=readfits(lascopath+'/20130531_1/2546122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1_1/preped/20130531_094530_14euB.fts', heuvib)</text:p>
            <text:p>imeuvia=sccreadfits(secchipath+'/a/img/euvi/20130531_1/preped/20130531_094530_14euA.fts', heuvia)</text:p>
            <text:p>;This one replaces one of the EUVIs for SDO AIA</text:p>
            <text:p>;imeuvib=sccreadfits('/home/hebe/data/sdo/aia/L1/193/20130531_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9" table:number-columns-repeated="5"/>
          <table:table-cell table:style-name="ce62" table:number-columns-repeated="5"/>
          <table:table-cell table:style-name="ce70" table:number-columns-repeated="9"/>
          <table:table-cell table:style-name="ce77" table:number-columns-repeated="982"/>
        </table:table-row>
        <table:table-row table:style-name="ro5">
          <table:table-cell table:style-name="ce4" office:value-type="time" office:time-value="PT11H00M00S" calcext:value-type="time">
            <text:p>11:00:00</text:p>
          </table:table-cell>
          <table:table-cell table:style-name="ce13" office:value-type="string" calcext:value-type="string">
            <text:p>20130531_110000_0B4c1B.fts</text:p>
          </table:table-cell>
          <table:table-cell table:style-name="ce4" office:value-type="time" office:time-value="PT10H50M00S" calcext:value-type="time">
            <text:p>10:50:00</text:p>
          </table:table-cell>
          <table:table-cell table:style-name="ce13" office:value-type="string" calcext:value-type="string">
            <text:p>20130531_105000_0B4c1B.fts</text:p>
          </table:table-cell>
          <table:table-cell table:style-name="ce4"/>
          <table:table-cell table:style-name="ce13"/>
          <table:table-cell table:style-name="ce33" office:value-type="time" office:time-value="PT10H58M00S" calcext:value-type="time">
            <text:p>10:58:00</text:p>
          </table:table-cell>
          <table:table-cell table:style-name="ce13" office:value-type="string" calcext:value-type="string">
            <text:p>25461226.fts</text:p>
          </table:table-cell>
          <table:table-cell table:style-name="ce33" office:value-type="time" office:time-value="PT10H46M00S" calcext:value-type="time">
            <text:p>10:46:00</text:p>
          </table:table-cell>
          <table:table-cell table:style-name="ce13" office:value-type="string" calcext:value-type="string">
            <text:p>25461225.ft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25" office:value-type="string" calcext:value-type="string">
            <text:p>20130531_110000_0B4c1A.fts</text:p>
          </table:table-cell>
          <table:table-cell table:style-name="ce4" office:value-type="time" office:time-value="PT10H50M00S" calcext:value-type="time">
            <text:p>10:50:00</text:p>
          </table:table-cell>
          <table:table-cell table:style-name="ce25" office:value-type="string" calcext:value-type="string">
            <text:p>20130531_105000_0B4c1A.fts</text:p>
          </table:table-cell>
          <table:table-cell table:style-name="ce28"/>
          <table:table-cell table:style-name="ce25" table:number-columns-repeated="4"/>
          <table:table-cell table:style-name="ce18" office:value-type="string" calcext:value-type="string">
            <text:p>cor1</text:p>
          </table:table-cell>
          <table:table-cell table:style-name="ce13" office:value-type="string" calcext:value-type="string">
            <text:p>C2</text:p>
          </table:table-cell>
          <table:table-cell table:style-name="ce50"/>
          <table:table-cell table:style-name="ce57"/>
          <table:table-cell table:style-name="ce60"/>
          <table:table-cell table:style-name="ce50" table:number-columns-repeated="4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6">
          <table:table-cell table:style-name="ce5" office:value-type="time" office:time-value="PT11H10M00S" calcext:value-type="time">
            <text:p>11:10:00</text:p>
          </table:table-cell>
          <table:table-cell table:style-name="ce15" office:value-type="string" calcext:value-type="string">
            <text:p>20130531_111000_0B4c1B.fts</text:p>
          </table:table-cell>
          <table:table-cell table:style-name="ce5" office:value-type="time" office:time-value="PT11H00M00S" calcext:value-type="time">
            <text:p>11:00:00</text:p>
          </table:table-cell>
          <table:table-cell table:style-name="ce15" office:value-type="string" calcext:value-type="string">
            <text:p>20130531_110000_0B4c1B.fts</text:p>
          </table:table-cell>
          <table:table-cell table:style-name="ce5"/>
          <table:table-cell table:style-name="ce15"/>
          <table:table-cell table:style-name="ce34" office:value-type="time" office:time-value="PT11H10M00S" calcext:value-type="time">
            <text:p>11:10:00</text:p>
          </table:table-cell>
          <table:table-cell table:style-name="ce15" office:value-type="string" calcext:value-type="string">
            <text:p>25461227.fts</text:p>
          </table:table-cell>
          <table:table-cell table:style-name="ce34" office:value-type="time" office:time-value="PT10H58M00S" calcext:value-type="time">
            <text:p>10:58:00</text:p>
          </table:table-cell>
          <table:table-cell table:style-name="ce15" office:value-type="string" calcext:value-type="string">
            <text:p>25461226.fts</text:p>
          </table:table-cell>
          <table:table-cell table:style-name="ce5" office:value-type="time" office:time-value="PT11H10M00S" calcext:value-type="time">
            <text:p>11:10:00</text:p>
          </table:table-cell>
          <table:table-cell table:style-name="ce40" office:value-type="string" calcext:value-type="string">
            <text:p>20130531_111000_0B4c1A.fts</text:p>
          </table:table-cell>
          <table:table-cell table:style-name="ce5" office:value-type="time" office:time-value="PT11H00M00S" calcext:value-type="time">
            <text:p>11:00:00</text:p>
          </table:table-cell>
          <table:table-cell table:style-name="ce40" office:value-type="string" calcext:value-type="string">
            <text:p>20130531_110000_0B4c1A.fts</text:p>
          </table:table-cell>
          <table:table-cell table:style-name="ce46"/>
          <table:table-cell table:style-name="ce40" table:number-columns-repeated="4"/>
          <table:table-cell table:style-name="ce16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51" office:value-type="float" office:value="2" calcext:value-type="float">
            <text:p>2</text:p>
          </table:table-cell>
          <table:table-cell table:style-name="ce58" table:formula="of:=&quot;PRO FMwLASCO&quot; &amp; [.$A$1] &amp; [.V6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_12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_1/preped/20130531_111000_0B4c1A.fts', hdreventa)&#10;imaprev=sccreadfits(secchipath+'/a/seq/cor1/20130531_1/preped/20130531_110000_0B4c1A.fts',hdreventpa)&#10;;SECCHI B&#10;imb=sccreadfits(secchipath+'/b/seq/cor1/20130531_1/preped/20130531_111000_0B4c1B.fts', hdreventb)&#10;imbprev=sccreadfits(secchipath+'/b/seq/cor1/20130531_1/preped/20130531_11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_1/25461227.fts', lasco1hdr);+'/C3/L0/20130328/32334111.fts', lasco1hdr)&#10;lasco0=readfits(lascopath+'/20130531_1/2546122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1_1/preped/20130531_094530_14euB.fts', heuvib)&#10;imeuvia=sccreadfits(secchipath+'/a/img/euvi/20130531_1/preped/20130531_094530_14euA.fts', heuvia)&#10;;This one replaces one of the EUVIs for SDO AIA&#10;;imeuvib=sccreadfits('/home/hebe/data/sdo/aia/L1/193/20130531_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_12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_1/preped/20130531_111000_0B4c1A.fts', hdreventa)</text:p>
            <text:p>imaprev=sccreadfits(secchipath+'/a/seq/cor1/20130531_1/preped/20130531_110000_0B4c1A.fts',hdreventpa)</text:p>
            <text:p>;SECCHI B</text:p>
            <text:p>imb=sccreadfits(secchipath+'/b/seq/cor1/20130531_1/preped/20130531_111000_0B4c1B.fts', hdreventb)</text:p>
            <text:p>imbprev=sccreadfits(secchipath+'/b/seq/cor1/20130531_1/preped/20130531_11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_1/25461227.fts', lasco1hdr);+'/C3/L0/20130328/32334111.fts', lasco1hdr)</text:p>
            <text:p>lasco0=readfits(lascopath+'/20130531_1/2546122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1_1/preped/20130531_094530_14euB.fts', heuvib)</text:p>
            <text:p>imeuvia=sccreadfits(secchipath+'/a/img/euvi/20130531_1/preped/20130531_094530_14euA.fts', heuvia)</text:p>
            <text:p>;This one replaces one of the EUVIs for SDO AIA</text:p>
            <text:p>;imeuvib=sccreadfits('/home/hebe/data/sdo/aia/L1/193/20130531_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1"/>
          <table:table-cell table:style-name="ce51" table:number-columns-repeated="4"/>
          <table:table-cell table:style-name="ce63" table:number-columns-repeated="5"/>
          <table:table-cell table:style-name="ce71" table:number-columns-repeated="9"/>
          <table:table-cell table:style-name="ce78" table:number-columns-repeated="982"/>
        </table:table-row>
        <table:table-row table:style-name="ro7">
          <table:table-cell table:style-name="ce4" office:value-type="time" office:time-value="PT11H20M00S" calcext:value-type="time">
            <text:p>11:20:00</text:p>
          </table:table-cell>
          <table:table-cell table:style-name="ce13" office:value-type="string" calcext:value-type="string">
            <text:p>20130531_112000_0B4c1B.fts</text:p>
          </table:table-cell>
          <table:table-cell table:style-name="ce4" office:value-type="time" office:time-value="PT11H10M00S" calcext:value-type="time">
            <text:p>11:10:00</text:p>
          </table:table-cell>
          <table:table-cell table:style-name="ce13" office:value-type="string" calcext:value-type="string">
            <text:p>20130531_111000_0B4c1B.fts</text:p>
          </table:table-cell>
          <table:table-cell table:style-name="ce4"/>
          <table:table-cell table:style-name="ce13"/>
          <table:table-cell table:style-name="ce33" office:value-type="time" office:time-value="PT11H22M00S" calcext:value-type="time">
            <text:p>11:22:00</text:p>
          </table:table-cell>
          <table:table-cell table:style-name="ce13" office:value-type="string" calcext:value-type="string">
            <text:p>25461228.fts</text:p>
          </table:table-cell>
          <table:table-cell table:style-name="ce33" office:value-type="time" office:time-value="PT11H10M00S" calcext:value-type="time">
            <text:p>11:10:00</text:p>
          </table:table-cell>
          <table:table-cell table:style-name="ce13" office:value-type="string" calcext:value-type="string">
            <text:p>25461227.ft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25" office:value-type="string" calcext:value-type="string">
            <text:p>20130531_112000_0B4c1A.fts</text:p>
          </table:table-cell>
          <table:table-cell table:style-name="ce4" office:value-type="time" office:time-value="PT11H10M00S" calcext:value-type="time">
            <text:p>11:10:00</text:p>
          </table:table-cell>
          <table:table-cell table:style-name="ce25" office:value-type="string" calcext:value-type="string">
            <text:p>20130531_111000_0B4c1A.fts</text:p>
          </table:table-cell>
          <table:table-cell table:style-name="ce28"/>
          <table:table-cell table:style-name="ce25" table:number-columns-repeated="4"/>
          <table:table-cell table:style-name="ce18" office:value-type="string" calcext:value-type="string">
            <text:p>cor1</text:p>
          </table:table-cell>
          <table:table-cell table:style-name="ce13" office:value-type="string" calcext:value-type="string">
            <text:p>C2</text:p>
          </table:table-cell>
          <table:table-cell table:style-name="ce50"/>
          <table:table-cell table:style-name="ce57"/>
          <table:table-cell table:style-name="ce60"/>
          <table:table-cell table:style-name="ce50" table:number-columns-repeated="4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7">
          <table:table-cell table:style-name="ce5" office:value-type="time" office:time-value="PT11H30M00S" calcext:value-type="time">
            <text:p>11:30:00</text:p>
          </table:table-cell>
          <table:table-cell table:style-name="ce15" office:value-type="string" calcext:value-type="string">
            <text:p>20130531_113000_0B4c1B.fts</text:p>
          </table:table-cell>
          <table:table-cell table:style-name="ce5" office:value-type="time" office:time-value="PT11H20M00S" calcext:value-type="time">
            <text:p>11:20:00</text:p>
          </table:table-cell>
          <table:table-cell table:style-name="ce15" office:value-type="string" calcext:value-type="string">
            <text:p>20130531_112000_0B4c1B.fts</text:p>
          </table:table-cell>
          <table:table-cell table:style-name="ce5"/>
          <table:table-cell table:style-name="ce15"/>
          <table:table-cell table:style-name="ce34" office:value-type="time" office:time-value="PT11H34M00S" calcext:value-type="time">
            <text:p>11:34:00</text:p>
          </table:table-cell>
          <table:table-cell table:style-name="ce15" office:value-type="string" calcext:value-type="string">
            <text:p>25461229.fts</text:p>
          </table:table-cell>
          <table:table-cell table:style-name="ce34" office:value-type="time" office:time-value="PT11H22M00S" calcext:value-type="time">
            <text:p>11:22:00</text:p>
          </table:table-cell>
          <table:table-cell table:style-name="ce15" office:value-type="string" calcext:value-type="string">
            <text:p>25461228.fts</text:p>
          </table:table-cell>
          <table:table-cell table:style-name="ce5" office:value-type="time" office:time-value="PT11H30M00S" calcext:value-type="time">
            <text:p>11:30:00</text:p>
          </table:table-cell>
          <table:table-cell table:style-name="ce40" office:value-type="string" calcext:value-type="string">
            <text:p>20130531_113000_0B4c1A.fts</text:p>
          </table:table-cell>
          <table:table-cell table:style-name="ce5" office:value-type="time" office:time-value="PT11H20M00S" calcext:value-type="time">
            <text:p>11:20:00</text:p>
          </table:table-cell>
          <table:table-cell table:style-name="ce40" office:value-type="string" calcext:value-type="string">
            <text:p>20130531_112000_0B4c1A.fts</text:p>
          </table:table-cell>
          <table:table-cell table:style-name="ce5"/>
          <table:table-cell table:style-name="ce15" table:number-columns-repeated="4"/>
          <table:table-cell table:style-name="ce16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51" office:value-type="float" office:value="3" calcext:value-type="float">
            <text:p>3</text:p>
          </table:table-cell>
          <table:table-cell table:style-name="ce58" table:formula="of:=&quot;PRO FMwLASCO&quot; &amp; [.$A$1] &amp; [.V8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_13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_1/preped/20130531_113000_0B4c1A.fts', hdreventa)&#10;imaprev=sccreadfits(secchipath+'/a/seq/cor1/20130531_1/preped/20130531_112000_0B4c1A.fts',hdreventpa)&#10;;SECCHI B&#10;imb=sccreadfits(secchipath+'/b/seq/cor1/20130531_1/preped/20130531_113000_0B4c1B.fts', hdreventb)&#10;imbprev=sccreadfits(secchipath+'/b/seq/cor1/20130531_1/preped/20130531_11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_1/25461229.fts', lasco1hdr);+'/C3/L0/20130328/32334111.fts', lasco1hdr)&#10;lasco0=readfits(lascopath+'/20130531_1/2546122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1_1/preped/20130531_094530_14euB.fts', heuvib)&#10;imeuvia=sccreadfits(secchipath+'/a/img/euvi/20130531_1/preped/20130531_094530_14euA.fts', heuvia)&#10;;This one replaces one of the EUVIs for SDO AIA&#10;;imeuvib=sccreadfits('/home/hebe/data/sdo/aia/L1/193/20130531_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_13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_1/preped/20130531_113000_0B4c1A.fts', hdreventa)</text:p>
            <text:p>imaprev=sccreadfits(secchipath+'/a/seq/cor1/20130531_1/preped/20130531_112000_0B4c1A.fts',hdreventpa)</text:p>
            <text:p>;SECCHI B</text:p>
            <text:p>imb=sccreadfits(secchipath+'/b/seq/cor1/20130531_1/preped/20130531_113000_0B4c1B.fts', hdreventb)</text:p>
            <text:p>imbprev=sccreadfits(secchipath+'/b/seq/cor1/20130531_1/preped/20130531_11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_1/25461229.fts', lasco1hdr);+'/C3/L0/20130328/32334111.fts', lasco1hdr)</text:p>
            <text:p>lasco0=readfits(lascopath+'/20130531_1/2546122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1_1/preped/20130531_094530_14euB.fts', heuvib)</text:p>
            <text:p>imeuvia=sccreadfits(secchipath+'/a/img/euvi/20130531_1/preped/20130531_094530_14euA.fts', heuvia)</text:p>
            <text:p>;This one replaces one of the EUVIs for SDO AIA</text:p>
            <text:p>;imeuvib=sccreadfits('/home/hebe/data/sdo/aia/L1/193/20130531_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1"/>
          <table:table-cell table:style-name="ce51" table:number-columns-repeated="4"/>
          <table:table-cell table:style-name="ce63" table:number-columns-repeated="5"/>
          <table:table-cell table:style-name="ce71" table:number-columns-repeated="9"/>
          <table:table-cell table:style-name="ce78" table:number-columns-repeated="982"/>
        </table:table-row>
        <table:table-row table:style-name="ro4">
          <table:table-cell table:style-name="ce4" office:value-type="time" office:time-value="PT11H40M00S" calcext:value-type="time">
            <text:p>11:40:00</text:p>
          </table:table-cell>
          <table:table-cell table:style-name="ce13" office:value-type="string" calcext:value-type="string">
            <text:p>20130531_114000_0B4c1B.fts</text:p>
          </table:table-cell>
          <table:table-cell table:style-name="ce4" office:value-type="time" office:time-value="PT11H30M00S" calcext:value-type="time">
            <text:p>11:30:00</text:p>
          </table:table-cell>
          <table:table-cell table:style-name="ce13" office:value-type="string" calcext:value-type="string">
            <text:p>20130531_113000_0B4c1B.fts</text:p>
          </table:table-cell>
          <table:table-cell table:style-name="ce4"/>
          <table:table-cell table:style-name="ce13"/>
          <table:table-cell table:style-name="ce33" office:value-type="time" office:time-value="PT11H46M00S" calcext:value-type="time">
            <text:p>11:46:00</text:p>
          </table:table-cell>
          <table:table-cell table:style-name="ce13" office:value-type="string" calcext:value-type="string">
            <text:p>25461230.fts</text:p>
          </table:table-cell>
          <table:table-cell table:style-name="ce33" office:value-type="time" office:time-value="PT11H34M00S" calcext:value-type="time">
            <text:p>11:34:00</text:p>
          </table:table-cell>
          <table:table-cell table:style-name="ce13" office:value-type="string" calcext:value-type="string">
            <text:p>25461229.fts</text:p>
          </table:table-cell>
          <table:table-cell table:style-name="ce4" office:value-type="time" office:time-value="PT11H40M00S" calcext:value-type="time">
            <text:p>11:40:00</text:p>
          </table:table-cell>
          <table:table-cell table:style-name="ce25" office:value-type="string" calcext:value-type="string">
            <text:p>20130531_114000_0B4c1A.fts</text:p>
          </table:table-cell>
          <table:table-cell table:style-name="ce4" office:value-type="time" office:time-value="PT11H30M00S" calcext:value-type="time">
            <text:p>11:30:00</text:p>
          </table:table-cell>
          <table:table-cell table:style-name="ce25" office:value-type="string" calcext:value-type="string">
            <text:p>20130531_113000_0B4c1A.fts</text:p>
          </table:table-cell>
          <table:table-cell table:style-name="ce4"/>
          <table:table-cell table:style-name="ce13" table:number-columns-repeated="4"/>
          <table:table-cell table:style-name="ce18" office:value-type="string" calcext:value-type="string">
            <text:p>cor1</text:p>
          </table:table-cell>
          <table:table-cell table:style-name="ce13" office:value-type="string" calcext:value-type="string">
            <text:p>C2</text:p>
          </table:table-cell>
          <table:table-cell table:style-name="ce50"/>
          <table:table-cell table:style-name="ce57"/>
          <table:table-cell table:style-name="ce60"/>
          <table:table-cell table:style-name="ce50" table:number-columns-repeated="4"/>
          <table:table-cell table:style-name="ce64"/>
          <table:table-cell table:style-name="ce21" table:number-columns-repeated="4"/>
          <table:table-cell table:style-name="ce69" table:number-columns-repeated="9"/>
          <table:table-cell table:number-columns-repeated="982"/>
        </table:table-row>
        <table:table-row table:style-name="ro8">
          <table:table-cell table:style-name="ce6" office:value-type="time" office:time-value="PT11H54M00S" calcext:value-type="time">
            <text:p>11:54:00</text:p>
          </table:table-cell>
          <table:table-cell table:style-name="ce15" office:value-type="string" calcext:value-type="string">
            <text:p>20130531_115400_04c2B.fts</text:p>
          </table:table-cell>
          <table:table-cell table:style-name="ce6" office:value-type="time" office:time-value="PT11H39M00S" calcext:value-type="time">
            <text:p>11:39:00</text:p>
          </table:table-cell>
          <table:table-cell table:style-name="ce15" office:value-type="string" calcext:value-type="string">
            <text:p>20130531_113900_04c2B.fts</text:p>
          </table:table-cell>
          <table:table-cell table:style-name="ce5"/>
          <table:table-cell table:style-name="ce15"/>
          <table:table-cell table:style-name="ce34" office:value-type="time" office:time-value="PT11H58M00S" calcext:value-type="time">
            <text:p>11:58:00</text:p>
          </table:table-cell>
          <table:table-cell table:style-name="ce15" office:value-type="string" calcext:value-type="string">
            <text:p>25461231.fts</text:p>
          </table:table-cell>
          <table:table-cell table:style-name="ce34" office:value-type="time" office:time-value="PT11H46M00S" calcext:value-type="time">
            <text:p>11:46:00</text:p>
          </table:table-cell>
          <table:table-cell table:style-name="ce15" office:value-type="string" calcext:value-type="string">
            <text:p>25461230.fts</text:p>
          </table:table-cell>
          <table:table-cell table:style-name="ce6" office:value-type="time" office:time-value="PT11H54M00S" calcext:value-type="time">
            <text:p>11:54:00</text:p>
          </table:table-cell>
          <table:table-cell table:style-name="ce40" office:value-type="string" calcext:value-type="string">
            <text:p>20130531_115400_04c2A.fts</text:p>
          </table:table-cell>
          <table:table-cell table:style-name="ce6" office:value-type="time" office:time-value="PT11H39M00S" calcext:value-type="time">
            <text:p>11:39:00</text:p>
          </table:table-cell>
          <table:table-cell table:style-name="ce40" office:value-type="string" calcext:value-type="string">
            <text:p>20130531_113900_04c2A.fts</text:p>
          </table:table-cell>
          <table:table-cell table:style-name="ce5"/>
          <table:table-cell table:style-name="ce15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51" office:value-type="float" office:value="4" calcext:value-type="float">
            <text:p>4</text:p>
          </table:table-cell>
          <table:table-cell table:style-name="ce58" table:formula="of:=&quot;PRO FMwLASCO&quot; &amp; [.$A$1] &amp; [.V10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_14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_1/preped/20130531_115400_04c2A.fts', hdreventa)&#10;imaprev=sccreadfits(secchipath+'/a/seq/cor1/20130531_1/preped/20130531_113900_04c2A.fts',hdreventpa)&#10;;SECCHI B&#10;imb=sccreadfits(secchipath+'/b/seq/cor1/20130531_1/preped/20130531_115400_04c2B.fts', hdreventb)&#10;imbprev=sccreadfits(secchipath+'/b/seq/cor1/20130531_1/preped/20130531_1139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_1/25461231.fts', lasco1hdr);+'/C3/L0/20130328/32334111.fts', lasco1hdr)&#10;lasco0=readfits(lascopath+'/20130531_1/2546123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1_1/preped/20130531_094530_14euB.fts', heuvib)&#10;imeuvia=sccreadfits(secchipath+'/a/img/euvi/20130531_1/preped/20130531_094530_14euA.fts', heuvia)&#10;;This one replaces one of the EUVIs for SDO AIA&#10;;imeuvib=sccreadfits('/home/hebe/data/sdo/aia/L1/193/20130531_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_14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_1/preped/20130531_115400_04c2A.fts', hdreventa)</text:p>
            <text:p>imaprev=sccreadfits(secchipath+'/a/seq/cor1/20130531_1/preped/20130531_113900_04c2A.fts',hdreventpa)</text:p>
            <text:p>;SECCHI B</text:p>
            <text:p>imb=sccreadfits(secchipath+'/b/seq/cor1/20130531_1/preped/20130531_115400_04c2B.fts', hdreventb)</text:p>
            <text:p>imbprev=sccreadfits(secchipath+'/b/seq/cor1/20130531_1/preped/20130531_11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_1/25461231.fts', lasco1hdr);+'/C3/L0/20130328/32334111.fts', lasco1hdr)</text:p>
            <text:p>lasco0=readfits(lascopath+'/20130531_1/2546123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1_1/preped/20130531_094530_14euB.fts', heuvib)</text:p>
            <text:p>imeuvia=sccreadfits(secchipath+'/a/img/euvi/20130531_1/preped/20130531_094530_14euA.fts', heuvia)</text:p>
            <text:p>;This one replaces one of the EUVIs for SDO AIA</text:p>
            <text:p>;imeuvib=sccreadfits('/home/hebe/data/sdo/aia/L1/193/20130531_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1"/>
          <table:table-cell table:style-name="ce51" table:number-columns-repeated="4"/>
          <table:table-cell table:style-name="ce65"/>
          <table:table-cell table:style-name="ce63" table:number-columns-repeated="4"/>
          <table:table-cell table:style-name="ce71" table:number-columns-repeated="9"/>
          <table:table-cell table:style-name="ce78" table:number-columns-repeated="982"/>
        </table:table-row>
        <table:table-row table:style-name="ro8">
          <table:table-cell table:style-name="ce7"/>
          <table:table-cell table:style-name="ce13"/>
          <table:table-cell table:style-name="ce4"/>
          <table:table-cell table:style-name="ce13"/>
          <table:table-cell table:style-name="ce7"/>
          <table:table-cell table:style-name="ce18"/>
          <table:table-cell table:style-name="ce35" office:value-type="time" office:time-value="PT12H10M00S" calcext:value-type="time">
            <text:p>12:10:00</text:p>
          </table:table-cell>
          <table:table-cell table:style-name="ce13" office:value-type="string" calcext:value-type="string">
            <text:p>25461232.fts</text:p>
          </table:table-cell>
          <table:table-cell table:style-name="ce33" office:value-type="time" office:time-value="PT11H58M00S" calcext:value-type="time">
            <text:p>11:58:00</text:p>
          </table:table-cell>
          <table:table-cell table:style-name="ce13" office:value-type="string" calcext:value-type="string">
            <text:p>25461231.fts</text:p>
          </table:table-cell>
          <table:table-cell table:style-name="ce7"/>
          <table:table-cell table:style-name="ce25"/>
          <table:table-cell table:style-name="ce4"/>
          <table:table-cell table:style-name="ce25"/>
          <table:table-cell table:style-name="ce7"/>
          <table:table-cell table:style-name="ce18" table:number-columns-repeated="5"/>
          <table:table-cell table:style-name="ce13" office:value-type="string" calcext:value-type="string">
            <text:p>C2</text:p>
          </table:table-cell>
          <table:table-cell table:style-name="ce52"/>
          <table:table-cell table:style-name="ce57"/>
          <table:table-cell table:style-name="ce60"/>
          <table:table-cell table:style-name="ce52" table:number-columns-repeated="4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9">
          <table:table-cell table:style-name="ce7" office:value-type="time" office:time-value="PT12H24M00S" calcext:value-type="time">
            <text:p>12:24:00</text:p>
          </table:table-cell>
          <table:table-cell table:style-name="ce13" office:value-type="string" calcext:value-type="string">
            <text:p>20130531_122400_04c2B.fts</text:p>
          </table:table-cell>
          <table:table-cell table:style-name="ce7" office:value-type="time" office:time-value="PT11H54M00S" calcext:value-type="time">
            <text:p>11:54:00</text:p>
          </table:table-cell>
          <table:table-cell table:style-name="ce13" office:value-type="string" calcext:value-type="string">
            <text:p>20130531_115400_04c2B.fts</text:p>
          </table:table-cell>
          <table:table-cell table:style-name="ce7"/>
          <table:table-cell table:style-name="ce18"/>
          <table:table-cell table:style-name="ce35" office:value-type="time" office:time-value="PT12H22M00S" calcext:value-type="time">
            <text:p>12:22:00</text:p>
          </table:table-cell>
          <table:table-cell table:style-name="ce13" office:value-type="string" calcext:value-type="string">
            <text:p>25461233.fts</text:p>
          </table:table-cell>
          <table:table-cell table:style-name="ce35" office:value-type="time" office:time-value="PT12H10M00S" calcext:value-type="time">
            <text:p>12:10:00</text:p>
          </table:table-cell>
          <table:table-cell table:style-name="ce13" office:value-type="string" calcext:value-type="string">
            <text:p>25461232.fts</text:p>
          </table:table-cell>
          <table:table-cell table:style-name="ce7" office:value-type="time" office:time-value="PT12H24M00S" calcext:value-type="time">
            <text:p>12:24:00</text:p>
          </table:table-cell>
          <table:table-cell table:style-name="ce25" office:value-type="string" calcext:value-type="string">
            <text:p>20130531_122400_04c2A.fts</text:p>
          </table:table-cell>
          <table:table-cell table:style-name="ce7" office:value-type="time" office:time-value="PT11H54M00S" calcext:value-type="time">
            <text:p>11:54:00</text:p>
          </table:table-cell>
          <table:table-cell table:style-name="ce25" office:value-type="string" calcext:value-type="string">
            <text:p>20130531_115400_04c2A.fts</text:p>
          </table:table-cell>
          <table:table-cell table:style-name="ce7"/>
          <table:table-cell table:style-name="ce18" table:number-columns-repeated="4"/>
          <table:table-cell table:style-name="ce18" office:value-type="string" calcext:value-type="string">
            <text:p>cor2</text:p>
          </table:table-cell>
          <table:table-cell table:style-name="ce13" office:value-type="string" calcext:value-type="string">
            <text:p>C2</text:p>
          </table:table-cell>
          <table:table-cell table:style-name="ce52"/>
          <table:table-cell table:style-name="ce57"/>
          <table:table-cell table:style-name="ce60"/>
          <table:table-cell table:style-name="ce52" table:number-columns-repeated="4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0">
          <table:table-cell table:style-name="ce6" office:value-type="time" office:time-value="PT12H39M00S" calcext:value-type="time">
            <text:p>12:39:00</text:p>
          </table:table-cell>
          <table:table-cell table:style-name="ce16" office:value-type="string" calcext:value-type="string">
            <text:p>20130531_123900_04c2B.fts</text:p>
          </table:table-cell>
          <table:table-cell table:style-name="ce6" office:value-type="time" office:time-value="PT12H24M00S" calcext:value-type="time">
            <text:p>12:24:00</text:p>
          </table:table-cell>
          <table:table-cell table:style-name="ce15" office:value-type="string" calcext:value-type="string">
            <text:p>20130531_122400_04c2B.fts</text:p>
          </table:table-cell>
          <table:table-cell table:style-name="ce6"/>
          <table:table-cell table:style-name="ce16"/>
          <table:table-cell table:style-name="ce36" office:value-type="time" office:time-value="PT12H34M00S" calcext:value-type="time">
            <text:p>12:34:00</text:p>
          </table:table-cell>
          <table:table-cell table:style-name="ce15" office:value-type="string" calcext:value-type="string">
            <text:p>25461234.fts</text:p>
          </table:table-cell>
          <table:table-cell table:style-name="ce36" office:value-type="time" office:time-value="PT12H22M00S" calcext:value-type="time">
            <text:p>12:22:00</text:p>
          </table:table-cell>
          <table:table-cell table:style-name="ce15" office:value-type="string" calcext:value-type="string">
            <text:p>25461233.fts</text:p>
          </table:table-cell>
          <table:table-cell table:style-name="ce6" office:value-type="time" office:time-value="PT12H39M00S" calcext:value-type="time">
            <text:p>12:39:00</text:p>
          </table:table-cell>
          <table:table-cell table:style-name="ce41" office:value-type="string" calcext:value-type="string">
            <text:p>20130531_123900_04c2A.fts</text:p>
          </table:table-cell>
          <table:table-cell table:style-name="ce6" office:value-type="time" office:time-value="PT12H24M00S" calcext:value-type="time">
            <text:p>12:24:00</text:p>
          </table:table-cell>
          <table:table-cell table:style-name="ce40" office:value-type="string" calcext:value-type="string">
            <text:p>20130531_122400_04c2A.fts</text:p>
          </table:table-cell>
          <table:table-cell table:style-name="ce6"/>
          <table:table-cell table:style-name="ce16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53" office:value-type="float" office:value="5" calcext:value-type="float">
            <text:p>5</text:p>
          </table:table-cell>
          <table:table-cell table:style-name="ce58" table:formula="of:=&quot;PRO FMwLASCO&quot; &amp; [.$A$1] &amp; [.V13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3] &amp; &quot;', hdreventa)&quot; &amp; CHAR(10) &amp; &quot;imaprev=sccreadfits(secchipath+'/a/seq/cor1/&quot; &amp; [.$A$1] &amp; &quot;/preped/&quot; &amp; [.N13] &amp; &quot;',hdreventpa)&quot; &amp; CHAR(10) &amp; &quot;;SECCHI B&quot; &amp; CHAR(10) &amp; &quot;imb=sccreadfits(secchipath+'/b/seq/cor1/&quot; &amp; [.$A$1] &amp; &quot;/preped/&quot; &amp; [.B13] &amp; &quot;', hdreventb)&quot; &amp; CHAR(10) &amp; &quot;imbprev=sccreadfits(secchipath+'/b/seq/cor1/&quot; &amp; [.$A$1] &amp; &quot;/preped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_15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_1/preped/20130531_123900_04c2A.fts', hdreventa)&#10;imaprev=sccreadfits(secchipath+'/a/seq/cor1/20130531_1/preped/20130531_122400_04c2A.fts',hdreventpa)&#10;;SECCHI B&#10;imb=sccreadfits(secchipath+'/b/seq/cor1/20130531_1/preped/20130531_123900_04c2B.fts', hdreventb)&#10;imbprev=sccreadfits(secchipath+'/b/seq/cor1/20130531_1/preped/20130531_12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_1/25461234.fts', lasco1hdr);+'/C3/L0/20130328/32334111.fts', lasco1hdr)&#10;lasco0=readfits(lascopath+'/20130531_1/2546123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1_1/preped/20130531_094530_14euB.fts', heuvib)&#10;imeuvia=sccreadfits(secchipath+'/a/img/euvi/20130531_1/preped/20130531_094530_14euA.fts', heuvia)&#10;;This one replaces one of the EUVIs for SDO AIA&#10;;imeuvib=sccreadfits('/home/hebe/data/sdo/aia/L1/193/20130531_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_15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_1/preped/20130531_123900_04c2A.fts', hdreventa)</text:p>
            <text:p>imaprev=sccreadfits(secchipath+'/a/seq/cor1/20130531_1/preped/20130531_122400_04c2A.fts',hdreventpa)</text:p>
            <text:p>;SECCHI B</text:p>
            <text:p>imb=sccreadfits(secchipath+'/b/seq/cor1/20130531_1/preped/20130531_123900_04c2B.fts', hdreventb)</text:p>
            <text:p>imbprev=sccreadfits(secchipath+'/b/seq/cor1/20130531_1/preped/20130531_12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_1/25461234.fts', lasco1hdr);+'/C3/L0/20130328/32334111.fts', lasco1hdr)</text:p>
            <text:p>lasco0=readfits(lascopath+'/20130531_1/2546123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1_1/preped/20130531_094530_14euB.fts', heuvib)</text:p>
            <text:p>imeuvia=sccreadfits(secchipath+'/a/img/euvi/20130531_1/preped/20130531_094530_14euA.fts', heuvia)</text:p>
            <text:p>;This one replaces one of the EUVIs for SDO AIA</text:p>
            <text:p>;imeuvib=sccreadfits('/home/hebe/data/sdo/aia/L1/193/20130531_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 table:number-columns-repeated="5"/>
          <table:table-cell table:style-name="ce67" table:number-columns-repeated="5"/>
          <table:table-cell table:style-name="ce73" table:number-columns-repeated="9"/>
          <table:table-cell table:style-name="ce78" table:number-columns-repeated="982"/>
        </table:table-row>
        <table:table-row table:style-name="ro11">
          <table:table-cell table:style-name="Default" table:number-columns-repeated="4"/>
          <table:table-cell table:style-name="ce7"/>
          <table:table-cell table:style-name="ce18"/>
          <table:table-cell table:style-name="ce35" office:value-type="time" office:time-value="PT12H46M00S" calcext:value-type="time">
            <text:p>12:46:00</text:p>
          </table:table-cell>
          <table:table-cell table:style-name="ce13" office:value-type="string" calcext:value-type="string">
            <text:p>25461235.fts</text:p>
          </table:table-cell>
          <table:table-cell table:style-name="ce35" office:value-type="time" office:time-value="PT12H34M00S" calcext:value-type="time">
            <text:p>12:34:00</text:p>
          </table:table-cell>
          <table:table-cell table:style-name="ce13" office:value-type="string" calcext:value-type="string">
            <text:p>25461234.fts</text:p>
          </table:table-cell>
          <table:table-cell table:style-name="Default" table:number-columns-repeated="4"/>
          <table:table-cell table:style-name="ce7"/>
          <table:table-cell table:style-name="ce18" table:number-columns-repeated="4"/>
          <table:table-cell table:style-name="Default"/>
          <table:table-cell table:style-name="ce13" office:value-type="string" calcext:value-type="string">
            <text:p>C2</text:p>
          </table:table-cell>
          <table:table-cell table:style-name="ce52"/>
          <table:table-cell table:style-name="ce57"/>
          <table:table-cell table:style-name="ce52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6">
          <table:table-cell table:style-name="ce6" office:value-type="time" office:time-value="PT13H24M00S" calcext:value-type="time">
            <text:p>13:24:00</text:p>
          </table:table-cell>
          <table:table-cell table:style-name="ce16" office:value-type="string" calcext:value-type="string">
            <text:p>20130531_132400_04c2B.fts</text:p>
          </table:table-cell>
          <table:table-cell table:style-name="ce6" office:value-type="time" office:time-value="PT12H54M00S" calcext:value-type="time">
            <text:p>12:54:00</text:p>
          </table:table-cell>
          <table:table-cell table:style-name="ce16" office:value-type="string" calcext:value-type="string">
            <text:p>20130531_125400_04c2B.fts</text:p>
          </table:table-cell>
          <table:table-cell table:style-name="ce6"/>
          <table:table-cell table:style-name="ce16"/>
          <table:table-cell table:style-name="ce37" office:value-type="time" office:time-value="PT13H24M00S" calcext:value-type="time">
            <text:p>13:24:00</text:p>
          </table:table-cell>
          <table:table-cell table:style-name="ce15" office:value-type="string" calcext:value-type="string">
            <text:p>25461236.fts</text:p>
          </table:table-cell>
          <table:table-cell table:style-name="ce36" office:value-type="time" office:time-value="PT12H46M00S" calcext:value-type="time">
            <text:p>12:46:00</text:p>
          </table:table-cell>
          <table:table-cell table:style-name="ce15" office:value-type="string" calcext:value-type="string">
            <text:p>25461235.fts</text:p>
          </table:table-cell>
          <table:table-cell table:style-name="ce6" office:value-type="time" office:time-value="PT13H24M00S" calcext:value-type="time">
            <text:p>13:24:00</text:p>
          </table:table-cell>
          <table:table-cell table:style-name="ce16" office:value-type="string" calcext:value-type="string">
            <text:p>20130531_132400_04c2A.fts</text:p>
          </table:table-cell>
          <table:table-cell table:style-name="ce6" office:value-type="time" office:time-value="PT12H54M00S" calcext:value-type="time">
            <text:p>12:54:00</text:p>
          </table:table-cell>
          <table:table-cell table:style-name="ce16" office:value-type="string" calcext:value-type="string">
            <text:p>20130531_125400_04c2A.fts</text:p>
          </table:table-cell>
          <table:table-cell table:style-name="ce6"/>
          <table:table-cell table:style-name="ce16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53" office:value-type="float" office:value="6" calcext:value-type="float">
            <text:p>6</text:p>
          </table:table-cell>
          <table:table-cell table:style-name="ce58" table:formula="of:=&quot;PRO FMwLASCO&quot; &amp; [.$A$1] &amp; [.V15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5] &amp; &quot;', hdreventa)&quot; &amp; CHAR(10) &amp; &quot;imaprev=sccreadfits(secchipath+'/a/seq/cor1/&quot; &amp; [.$A$1] &amp; &quot;/preped/&quot; &amp; [.N15] &amp; &quot;',hdreventpa)&quot; &amp; CHAR(10) &amp; &quot;;SECCHI B&quot; &amp; CHAR(10) &amp; &quot;imb=sccreadfits(secchipath+'/b/seq/cor1/&quot; &amp; [.$A$1] &amp; &quot;/preped/&quot; &amp; [.B15] &amp; &quot;', hdreventb)&quot; &amp; CHAR(10) &amp; &quot;imbprev=sccreadfits(secchipath+'/b/seq/cor1/&quot; &amp; [.$A$1] &amp; &quot;/preped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_16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_1/preped/20130531_132400_04c2A.fts', hdreventa)&#10;imaprev=sccreadfits(secchipath+'/a/seq/cor1/20130531_1/preped/20130531_125400_04c2A.fts',hdreventpa)&#10;;SECCHI B&#10;imb=sccreadfits(secchipath+'/b/seq/cor1/20130531_1/preped/20130531_132400_04c2B.fts', hdreventb)&#10;imbprev=sccreadfits(secchipath+'/b/seq/cor1/20130531_1/preped/20130531_125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_1/25461236.fts', lasco1hdr);+'/C3/L0/20130328/32334111.fts', lasco1hdr)&#10;lasco0=readfits(lascopath+'/20130531_1/2546123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1_1/preped/20130531_094530_14euB.fts', heuvib)&#10;imeuvia=sccreadfits(secchipath+'/a/img/euvi/20130531_1/preped/20130531_094530_14euA.fts', heuvia)&#10;;This one replaces one of the EUVIs for SDO AIA&#10;;imeuvib=sccreadfits('/home/hebe/data/sdo/aia/L1/193/20130531_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_16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_1/preped/20130531_132400_04c2A.fts', hdreventa)</text:p>
            <text:p>imaprev=sccreadfits(secchipath+'/a/seq/cor1/20130531_1/preped/20130531_125400_04c2A.fts',hdreventpa)</text:p>
            <text:p>;SECCHI B</text:p>
            <text:p>imb=sccreadfits(secchipath+'/b/seq/cor1/20130531_1/preped/20130531_132400_04c2B.fts', hdreventb)</text:p>
            <text:p>imbprev=sccreadfits(secchipath+'/b/seq/cor1/20130531_1/preped/20130531_12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_1/25461236.fts', lasco1hdr);+'/C3/L0/20130328/32334111.fts', lasco1hdr)</text:p>
            <text:p>lasco0=readfits(lascopath+'/20130531_1/2546123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1_1/preped/20130531_094530_14euB.fts', heuvib)</text:p>
            <text:p>imeuvia=sccreadfits(secchipath+'/a/img/euvi/20130531_1/preped/20130531_094530_14euA.fts', heuvia)</text:p>
            <text:p>;This one replaces one of the EUVIs for SDO AIA</text:p>
            <text:p>;imeuvib=sccreadfits('/home/hebe/data/sdo/aia/L1/193/20130531_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 table:number-columns-repeated="5"/>
          <table:table-cell table:style-name="ce67" table:number-columns-repeated="5"/>
          <table:table-cell table:style-name="ce73" table:number-columns-repeated="9"/>
          <table:table-cell table:style-name="ce78" table:number-columns-repeated="982"/>
        </table:table-row>
        <table:table-row table:style-name="ro12">
          <table:table-cell table:style-name="ce6" office:value-type="time" office:time-value="PT13H39M00S" calcext:value-type="time">
            <text:p>13:39:00</text:p>
          </table:table-cell>
          <table:table-cell table:style-name="ce16" office:value-type="string" calcext:value-type="string">
            <text:p>20130531_133900_04c2B.fts</text:p>
          </table:table-cell>
          <table:table-cell table:style-name="ce6" office:value-type="time" office:time-value="PT13H24M00S" calcext:value-type="time">
            <text:p>13:24:00</text:p>
          </table:table-cell>
          <table:table-cell table:style-name="ce16" office:value-type="string" calcext:value-type="string">
            <text:p>20130531_132400_04c2B.fts</text:p>
          </table:table-cell>
          <table:table-cell table:style-name="ce6"/>
          <table:table-cell table:style-name="ce16"/>
          <table:table-cell table:style-name="ce36" office:value-type="time" office:time-value="PT13H34M00S" calcext:value-type="time">
            <text:p>13:34:00</text:p>
          </table:table-cell>
          <table:table-cell table:style-name="ce15" office:value-type="string" calcext:value-type="string">
            <text:p>25461237.fts</text:p>
          </table:table-cell>
          <table:table-cell table:style-name="ce37" office:value-type="time" office:time-value="PT13H24M00S" calcext:value-type="time">
            <text:p>13:24:00</text:p>
          </table:table-cell>
          <table:table-cell table:style-name="ce15" office:value-type="string" calcext:value-type="string">
            <text:p>25461236.fts</text:p>
          </table:table-cell>
          <table:table-cell table:style-name="ce6" office:value-type="time" office:time-value="PT13H39M00S" calcext:value-type="time">
            <text:p>13:39:00</text:p>
          </table:table-cell>
          <table:table-cell table:style-name="ce16" office:value-type="string" calcext:value-type="string">
            <text:p>20130531_133900_04c2A.fts</text:p>
          </table:table-cell>
          <table:table-cell table:style-name="ce6" office:value-type="time" office:time-value="PT13H24M00S" calcext:value-type="time">
            <text:p>13:24:00</text:p>
          </table:table-cell>
          <table:table-cell table:style-name="ce16" office:value-type="string" calcext:value-type="string">
            <text:p>20130531_132400_04c2A.fts</text:p>
          </table:table-cell>
          <table:table-cell table:style-name="ce6"/>
          <table:table-cell table:style-name="ce16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53" office:value-type="float" office:value="7" calcext:value-type="float">
            <text:p>7</text:p>
          </table:table-cell>
          <table:table-cell table:style-name="ce58" table:formula="of:=&quot;PRO FMwLASCO&quot; &amp; [.$A$1] &amp; [.V16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6] &amp; &quot;', hdreventa)&quot; &amp; CHAR(10) &amp; &quot;imaprev=sccreadfits(secchipath+'/a/seq/cor1/&quot; &amp; [.$A$1] &amp; &quot;/preped/&quot; &amp; [.N16] &amp; &quot;',hdreventpa)&quot; &amp; CHAR(10) &amp; &quot;;SECCHI B&quot; &amp; CHAR(10) &amp; &quot;imb=sccreadfits(secchipath+'/b/seq/cor1/&quot; &amp; [.$A$1] &amp; &quot;/preped/&quot; &amp; [.B16] &amp; &quot;', hdreventb)&quot; &amp; CHAR(10) &amp; &quot;imbprev=sccreadfits(secchipath+'/b/seq/cor1/&quot; &amp; [.$A$1] &amp; &quot;/preped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_17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_1/preped/20130531_133900_04c2A.fts', hdreventa)&#10;imaprev=sccreadfits(secchipath+'/a/seq/cor1/20130531_1/preped/20130531_132400_04c2A.fts',hdreventpa)&#10;;SECCHI B&#10;imb=sccreadfits(secchipath+'/b/seq/cor1/20130531_1/preped/20130531_133900_04c2B.fts', hdreventb)&#10;imbprev=sccreadfits(secchipath+'/b/seq/cor1/20130531_1/preped/20130531_13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_1/25461237.fts', lasco1hdr);+'/C3/L0/20130328/32334111.fts', lasco1hdr)&#10;lasco0=readfits(lascopath+'/20130531_1/2546123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1_1/preped/20130531_094530_14euB.fts', heuvib)&#10;imeuvia=sccreadfits(secchipath+'/a/img/euvi/20130531_1/preped/20130531_094530_14euA.fts', heuvia)&#10;;This one replaces one of the EUVIs for SDO AIA&#10;;imeuvib=sccreadfits('/home/hebe/data/sdo/aia/L1/193/20130531_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_17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_1/preped/20130531_133900_04c2A.fts', hdreventa)</text:p>
            <text:p>imaprev=sccreadfits(secchipath+'/a/seq/cor1/20130531_1/preped/20130531_132400_04c2A.fts',hdreventpa)</text:p>
            <text:p>;SECCHI B</text:p>
            <text:p>imb=sccreadfits(secchipath+'/b/seq/cor1/20130531_1/preped/20130531_133900_04c2B.fts', hdreventb)</text:p>
            <text:p>imbprev=sccreadfits(secchipath+'/b/seq/cor1/20130531_1/preped/20130531_13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_1/25461237.fts', lasco1hdr);+'/C3/L0/20130328/32334111.fts', lasco1hdr)</text:p>
            <text:p>lasco0=readfits(lascopath+'/20130531_1/2546123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1_1/preped/20130531_094530_14euB.fts', heuvib)</text:p>
            <text:p>imeuvia=sccreadfits(secchipath+'/a/img/euvi/20130531_1/preped/20130531_094530_14euA.fts', heuvia)</text:p>
            <text:p>;This one replaces one of the EUVIs for SDO AIA</text:p>
            <text:p>;imeuvib=sccreadfits('/home/hebe/data/sdo/aia/L1/193/20130531_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 table:number-columns-repeated="5"/>
          <table:table-cell table:style-name="ce67" table:number-columns-repeated="5"/>
          <table:table-cell table:style-name="ce73" table:number-columns-repeated="9"/>
          <table:table-cell table:style-name="ce78" table:number-columns-repeated="982"/>
        </table:table-row>
        <table:table-row table:style-name="ro13">
          <table:table-cell/>
          <table:table-cell table:style-name="ce8"/>
          <table:table-cell/>
          <table:table-cell table:style-name="ce8"/>
          <table:table-cell table:style-name="ce7"/>
          <table:table-cell table:style-name="ce18"/>
          <table:table-cell table:style-name="ce35" office:value-type="time" office:time-value="PT13H46M00S" calcext:value-type="time">
            <text:p>13:46:00</text:p>
          </table:table-cell>
          <table:table-cell table:style-name="ce13" office:value-type="string" calcext:value-type="string">
            <text:p>25461238.fts</text:p>
          </table:table-cell>
          <table:table-cell table:style-name="ce35" office:value-type="time" office:time-value="PT13H34M00S" calcext:value-type="time">
            <text:p>13:34:00</text:p>
          </table:table-cell>
          <table:table-cell table:style-name="ce13" office:value-type="string" calcext:value-type="string">
            <text:p>25461237.fts</text:p>
          </table:table-cell>
          <table:table-cell/>
          <table:table-cell table:style-name="ce8"/>
          <table:table-cell/>
          <table:table-cell table:style-name="ce8"/>
          <table:table-cell table:style-name="ce7"/>
          <table:table-cell table:style-name="ce18" table:number-columns-repeated="6"/>
          <table:table-cell table:style-name="ce52"/>
          <table:table-cell table:style-name="ce57"/>
          <table:table-cell table:style-name="ce52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3">
          <table:table-cell table:style-name="ce6" office:value-type="time" office:time-value="PT13H54M00S" calcext:value-type="time">
            <text:p>13:54:00</text:p>
          </table:table-cell>
          <table:table-cell table:style-name="ce16" office:value-type="string" calcext:value-type="string">
            <text:p>20130531_135400_04c2B.fts</text:p>
          </table:table-cell>
          <table:table-cell table:style-name="ce6" office:value-type="time" office:time-value="PT13H39M00S" calcext:value-type="time">
            <text:p>13:39:00</text:p>
          </table:table-cell>
          <table:table-cell table:style-name="ce16" office:value-type="string" calcext:value-type="string">
            <text:p>20130531_133900_04c2B.fts</text:p>
          </table:table-cell>
          <table:table-cell table:style-name="ce6"/>
          <table:table-cell table:style-name="ce16"/>
          <table:table-cell table:style-name="ce36" office:value-type="time" office:time-value="PT13H58M00S" calcext:value-type="time">
            <text:p>13:58:00</text:p>
          </table:table-cell>
          <table:table-cell table:style-name="ce15" office:value-type="string" calcext:value-type="string">
            <text:p>25461239.fts</text:p>
          </table:table-cell>
          <table:table-cell table:style-name="ce36" office:value-type="time" office:time-value="PT13H46M00S" calcext:value-type="time">
            <text:p>13:46:00</text:p>
          </table:table-cell>
          <table:table-cell table:style-name="ce15" office:value-type="string" calcext:value-type="string">
            <text:p>25461238.fts</text:p>
          </table:table-cell>
          <table:table-cell table:style-name="ce6" office:value-type="time" office:time-value="PT13H54M00S" calcext:value-type="time">
            <text:p>13:54:00</text:p>
          </table:table-cell>
          <table:table-cell table:style-name="ce16" office:value-type="string" calcext:value-type="string">
            <text:p>20130531_135400_04c2A.fts</text:p>
          </table:table-cell>
          <table:table-cell table:style-name="ce6" office:value-type="time" office:time-value="PT13H39M00S" calcext:value-type="time">
            <text:p>13:39:00</text:p>
          </table:table-cell>
          <table:table-cell table:style-name="ce16" office:value-type="string" calcext:value-type="string">
            <text:p>20130531_133900_04c2A.fts</text:p>
          </table:table-cell>
          <table:table-cell table:style-name="ce6"/>
          <table:table-cell table:style-name="ce16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53" office:value-type="float" office:value="8" calcext:value-type="float">
            <text:p>8</text:p>
          </table:table-cell>
          <table:table-cell table:style-name="ce58" table:formula="of:=&quot;PRO FMwLASCO&quot; &amp; [.$A$1] &amp; [.V18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8] &amp; &quot;', hdreventa)&quot; &amp; CHAR(10) &amp; &quot;imaprev=sccreadfits(secchipath+'/a/seq/cor1/&quot; &amp; [.$A$1] &amp; &quot;/preped/&quot; &amp; [.N18] &amp; &quot;',hdreventpa)&quot; &amp; CHAR(10) &amp; &quot;;SECCHI B&quot; &amp; CHAR(10) &amp; &quot;imb=sccreadfits(secchipath+'/b/seq/cor1/&quot; &amp; [.$A$1] &amp; &quot;/preped/&quot; &amp; [.B18] &amp; &quot;', hdreventb)&quot; &amp; CHAR(10) &amp; &quot;imbprev=sccreadfits(secchipath+'/b/seq/cor1/&quot; &amp; [.$A$1] &amp; &quot;/preped/&quot; &amp; [.D1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8] &amp; &quot;', lasco1hdr);+'/C3/L0/20130328/32334111.fts', lasco1hdr)&quot; &amp; CHAR(10) &amp; &quot;lasco0=readfits(lascopath+'/&quot; &amp; [.$A$1] &amp; &quot;/&quot; &amp; [.J1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_18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_1/preped/20130531_135400_04c2A.fts', hdreventa)&#10;imaprev=sccreadfits(secchipath+'/a/seq/cor1/20130531_1/preped/20130531_133900_04c2A.fts',hdreventpa)&#10;;SECCHI B&#10;imb=sccreadfits(secchipath+'/b/seq/cor1/20130531_1/preped/20130531_135400_04c2B.fts', hdreventb)&#10;imbprev=sccreadfits(secchipath+'/b/seq/cor1/20130531_1/preped/20130531_1339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_1/25461239.fts', lasco1hdr);+'/C3/L0/20130328/32334111.fts', lasco1hdr)&#10;lasco0=readfits(lascopath+'/20130531_1/2546123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1_1/preped/20130531_094530_14euB.fts', heuvib)&#10;imeuvia=sccreadfits(secchipath+'/a/img/euvi/20130531_1/preped/20130531_094530_14euA.fts', heuvia)&#10;;This one replaces one of the EUVIs for SDO AIA&#10;;imeuvib=sccreadfits('/home/hebe/data/sdo/aia/L1/193/20130531_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_18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_1/preped/20130531_135400_04c2A.fts', hdreventa)</text:p>
            <text:p>imaprev=sccreadfits(secchipath+'/a/seq/cor1/20130531_1/preped/20130531_133900_04c2A.fts',hdreventpa)</text:p>
            <text:p>;SECCHI B</text:p>
            <text:p>imb=sccreadfits(secchipath+'/b/seq/cor1/20130531_1/preped/20130531_135400_04c2B.fts', hdreventb)</text:p>
            <text:p>imbprev=sccreadfits(secchipath+'/b/seq/cor1/20130531_1/preped/20130531_13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_1/25461239.fts', lasco1hdr);+'/C3/L0/20130328/32334111.fts', lasco1hdr)</text:p>
            <text:p>lasco0=readfits(lascopath+'/20130531_1/2546123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1_1/preped/20130531_094530_14euB.fts', heuvib)</text:p>
            <text:p>imeuvia=sccreadfits(secchipath+'/a/img/euvi/20130531_1/preped/20130531_094530_14euA.fts', heuvia)</text:p>
            <text:p>;This one replaces one of the EUVIs for SDO AIA</text:p>
            <text:p>;imeuvib=sccreadfits('/home/hebe/data/sdo/aia/L1/193/20130531_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 table:number-columns-repeated="5"/>
          <table:table-cell table:style-name="ce67" table:number-columns-repeated="5"/>
          <table:table-cell table:style-name="ce73" table:number-columns-repeated="2"/>
          <table:table-cell table:style-name="ce76"/>
          <table:table-cell table:style-name="ce73" table:number-columns-repeated="6"/>
          <table:table-cell table:style-name="ce78" table:number-columns-repeated="982"/>
        </table:table-row>
        <table:table-row table:style-name="ro14">
          <table:table-cell table:style-name="Default" table:number-columns-repeated="4"/>
          <table:table-cell table:style-name="ce7"/>
          <table:table-cell table:style-name="ce18"/>
          <table:table-cell table:style-name="ce35" office:value-type="time" office:time-value="PT14H10M00S" calcext:value-type="time">
            <text:p>14:10:00</text:p>
          </table:table-cell>
          <table:table-cell table:style-name="ce13" office:value-type="string" calcext:value-type="string">
            <text:p>25461240.fts</text:p>
          </table:table-cell>
          <table:table-cell table:style-name="ce35" office:value-type="time" office:time-value="PT13H58M00S" calcext:value-type="time">
            <text:p>13:58:00</text:p>
          </table:table-cell>
          <table:table-cell table:style-name="ce13" office:value-type="string" calcext:value-type="string">
            <text:p>25461239.fts</text:p>
          </table:table-cell>
          <table:table-cell table:style-name="Default" table:number-columns-repeated="4"/>
          <table:table-cell table:style-name="ce7"/>
          <table:table-cell table:style-name="ce18" table:number-columns-repeated="6"/>
          <table:table-cell table:style-name="ce52"/>
          <table:table-cell table:style-name="ce57"/>
          <table:table-cell table:style-name="ce52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4">
          <table:table-cell table:style-name="ce6" office:value-type="time" office:time-value="PT14H24M00S" calcext:value-type="time">
            <text:p>14:24:00</text:p>
          </table:table-cell>
          <table:table-cell table:style-name="ce16" office:value-type="string" calcext:value-type="string">
            <text:p>20130531_142400_04c2B.fts</text:p>
          </table:table-cell>
          <table:table-cell table:style-name="ce6" office:value-type="time" office:time-value="PT13H54M00S" calcext:value-type="time">
            <text:p>13:54:00</text:p>
          </table:table-cell>
          <table:table-cell table:style-name="ce16" office:value-type="string" calcext:value-type="string">
            <text:p>20130531_135400_04c2B.fts</text:p>
          </table:table-cell>
          <table:table-cell table:style-name="ce6"/>
          <table:table-cell table:style-name="ce16"/>
          <table:table-cell table:style-name="ce36" office:value-type="time" office:time-value="PT14H22M00S" calcext:value-type="time">
            <text:p>14:22:00</text:p>
          </table:table-cell>
          <table:table-cell table:style-name="ce15" office:value-type="string" calcext:value-type="string">
            <text:p>25461241.fts</text:p>
          </table:table-cell>
          <table:table-cell table:style-name="ce36" office:value-type="time" office:time-value="PT14H10M00S" calcext:value-type="time">
            <text:p>14:10:00</text:p>
          </table:table-cell>
          <table:table-cell table:style-name="ce15" office:value-type="string" calcext:value-type="string">
            <text:p>25461240.fts</text:p>
          </table:table-cell>
          <table:table-cell table:style-name="ce6" office:value-type="time" office:time-value="PT14H24M00S" calcext:value-type="time">
            <text:p>14:24:00</text:p>
          </table:table-cell>
          <table:table-cell table:style-name="ce16" office:value-type="string" calcext:value-type="string">
            <text:p>20130531_142400_04c2A.fts</text:p>
          </table:table-cell>
          <table:table-cell table:style-name="ce6" office:value-type="time" office:time-value="PT13H54M00S" calcext:value-type="time">
            <text:p>13:54:00</text:p>
          </table:table-cell>
          <table:table-cell table:style-name="ce16" office:value-type="string" calcext:value-type="string">
            <text:p>20130531_135400_04c2A.fts</text:p>
          </table:table-cell>
          <table:table-cell table:style-name="ce6"/>
          <table:table-cell table:style-name="ce16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53" office:value-type="float" office:value="9" calcext:value-type="float">
            <text:p>9</text:p>
          </table:table-cell>
          <table:table-cell table:style-name="ce58" table:formula="of:=&quot;PRO FMwLASCO&quot; &amp; [.$A$1] &amp; [.V20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0] &amp; &quot;', hdreventa)&quot; &amp; CHAR(10) &amp; &quot;imaprev=sccreadfits(secchipath+'/a/seq/cor1/&quot; &amp; [.$A$1] &amp; &quot;/preped/&quot; &amp; [.N20] &amp; &quot;',hdreventpa)&quot; &amp; CHAR(10) &amp; &quot;;SECCHI B&quot; &amp; CHAR(10) &amp; &quot;imb=sccreadfits(secchipath+'/b/seq/cor1/&quot; &amp; [.$A$1] &amp; &quot;/preped/&quot; &amp; [.B20] &amp; &quot;', hdreventb)&quot; &amp; CHAR(10) &amp; &quot;imbprev=sccreadfits(secchipath+'/b/seq/cor1/&quot; &amp; [.$A$1] &amp; &quot;/preped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_19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_1/preped/20130531_142400_04c2A.fts', hdreventa)&#10;imaprev=sccreadfits(secchipath+'/a/seq/cor1/20130531_1/preped/20130531_135400_04c2A.fts',hdreventpa)&#10;;SECCHI B&#10;imb=sccreadfits(secchipath+'/b/seq/cor1/20130531_1/preped/20130531_142400_04c2B.fts', hdreventb)&#10;imbprev=sccreadfits(secchipath+'/b/seq/cor1/20130531_1/preped/20130531_135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_1/25461241.fts', lasco1hdr);+'/C3/L0/20130328/32334111.fts', lasco1hdr)&#10;lasco0=readfits(lascopath+'/20130531_1/2546124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1_1/preped/20130531_094530_14euB.fts', heuvib)&#10;imeuvia=sccreadfits(secchipath+'/a/img/euvi/20130531_1/preped/20130531_094530_14euA.fts', heuvia)&#10;;This one replaces one of the EUVIs for SDO AIA&#10;;imeuvib=sccreadfits('/home/hebe/data/sdo/aia/L1/193/20130531_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_19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_1/preped/20130531_142400_04c2A.fts', hdreventa)</text:p>
            <text:p>imaprev=sccreadfits(secchipath+'/a/seq/cor1/20130531_1/preped/20130531_135400_04c2A.fts',hdreventpa)</text:p>
            <text:p>;SECCHI B</text:p>
            <text:p>imb=sccreadfits(secchipath+'/b/seq/cor1/20130531_1/preped/20130531_142400_04c2B.fts', hdreventb)</text:p>
            <text:p>imbprev=sccreadfits(secchipath+'/b/seq/cor1/20130531_1/preped/20130531_13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_1/25461241.fts', lasco1hdr);+'/C3/L0/20130328/32334111.fts', lasco1hdr)</text:p>
            <text:p>lasco0=readfits(lascopath+'/20130531_1/2546124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1_1/preped/20130531_094530_14euB.fts', heuvib)</text:p>
            <text:p>imeuvia=sccreadfits(secchipath+'/a/img/euvi/20130531_1/preped/20130531_094530_14euA.fts', heuvia)</text:p>
            <text:p>;This one replaces one of the EUVIs for SDO AIA</text:p>
            <text:p>;imeuvib=sccreadfits('/home/hebe/data/sdo/aia/L1/193/20130531_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 table:number-columns-repeated="5"/>
          <table:table-cell table:style-name="ce67" table:number-columns-repeated="5"/>
          <table:table-cell table:style-name="ce73" table:number-columns-repeated="9"/>
          <table:table-cell table:style-name="ce78" table:number-columns-repeated="982"/>
        </table:table-row>
        <table:table-row table:style-name="ro15">
          <table:table-cell table:style-name="ce9" office:value-type="time" office:time-value="PT14H39M00S" calcext:value-type="time">
            <text:p>14:39:00</text:p>
          </table:table-cell>
          <table:table-cell table:style-name="ce17" office:value-type="string" calcext:value-type="string">
            <text:p>20130531_143900_04c2B.fts</text:p>
          </table:table-cell>
          <table:table-cell table:style-name="ce9" office:value-type="time" office:time-value="PT14H24M00S" calcext:value-type="time">
            <text:p>14:24:00</text:p>
          </table:table-cell>
          <table:table-cell table:style-name="ce17" office:value-type="string" calcext:value-type="string">
            <text:p>20130531_142400_04c2B.fts</text:p>
          </table:table-cell>
          <table:table-cell table:style-name="ce9"/>
          <table:table-cell table:style-name="ce17"/>
          <table:table-cell table:style-name="ce38" office:value-type="time" office:time-value="PT14H34M00S" calcext:value-type="time">
            <text:p>14:34:00</text:p>
          </table:table-cell>
          <table:table-cell table:style-name="ce14" office:value-type="string" calcext:value-type="string">
            <text:p>25461242.fts</text:p>
          </table:table-cell>
          <table:table-cell table:style-name="ce38" office:value-type="time" office:time-value="PT14H22M00S" calcext:value-type="time">
            <text:p>14:22:00</text:p>
          </table:table-cell>
          <table:table-cell table:style-name="ce14" office:value-type="string" calcext:value-type="string">
            <text:p>25461241.fts</text:p>
          </table:table-cell>
          <table:table-cell table:style-name="ce9" office:value-type="time" office:time-value="PT14H39M00S" calcext:value-type="time">
            <text:p>14:39:00</text:p>
          </table:table-cell>
          <table:table-cell table:style-name="ce17" office:value-type="string" calcext:value-type="string">
            <text:p>20130531_143900_04c2A.fts</text:p>
          </table:table-cell>
          <table:table-cell table:style-name="ce9" office:value-type="time" office:time-value="PT14H24M00S" calcext:value-type="time">
            <text:p>14:24:00</text:p>
          </table:table-cell>
          <table:table-cell table:style-name="ce17" office:value-type="string" calcext:value-type="string">
            <text:p>20130531_142400_04c2A.fts</text:p>
          </table:table-cell>
          <table:table-cell table:style-name="ce9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4" office:value-type="string" calcext:value-type="string">
            <text:p>C2</text:p>
          </table:table-cell>
          <table:table-cell table:style-name="ce54" office:value-type="float" office:value="10" calcext:value-type="float">
            <text:p>10</text:p>
          </table:table-cell>
          <table:table-cell table:style-name="ce56" table:formula="of:=&quot;PRO FMwLASCO&quot; &amp; [.$A$1] &amp; [.V21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21] &amp; &quot;', hdreventa)&quot; &amp; CHAR(10) &amp; &quot;imaprev=sccreadfits(secchipath+'/a/seq/cor1/&quot; &amp; [.$A$1] &amp; &quot;/preped/&quot; &amp; [.N21] &amp; &quot;',hdreventpa)&quot; &amp; CHAR(10) &amp; &quot;;SECCHI B&quot; &amp; CHAR(10) &amp; &quot;imb=sccreadfits(secchipath+'/b/seq/cor1/&quot; &amp; [.$A$1] &amp; &quot;/preped/&quot; &amp; [.B21] &amp; &quot;', hdreventb)&quot; &amp; CHAR(10) &amp; &quot;imbprev=sccreadfits(secchipath+'/b/seq/cor1/&quot; &amp; [.$A$1] &amp; &quot;/preped/&quot; &amp; [.D2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21] &amp; &quot;', lasco1hdr);+'/C3/L0/20130328/32334111.fts', lasco1hdr)&quot; &amp; CHAR(10) &amp; &quot;lasco0=readfits(lascopath+'/&quot; &amp; [.$A$1] &amp; &quot;/&quot; &amp; [.J2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_110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_1/preped/20130531_143900_04c2A.fts', hdreventa)&#10;imaprev=sccreadfits(secchipath+'/a/seq/cor1/20130531_1/preped/20130531_142400_04c2A.fts',hdreventpa)&#10;;SECCHI B&#10;imb=sccreadfits(secchipath+'/b/seq/cor1/20130531_1/preped/20130531_143900_04c2B.fts', hdreventb)&#10;imbprev=sccreadfits(secchipath+'/b/seq/cor1/20130531_1/preped/20130531_14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_1/25461242.fts', lasco1hdr);+'/C3/L0/20130328/32334111.fts', lasco1hdr)&#10;lasco0=readfits(lascopath+'/20130531_1/2546124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1_1/preped/20130531_094530_14euB.fts', heuvib)&#10;imeuvia=sccreadfits(secchipath+'/a/img/euvi/20130531_1/preped/20130531_094530_14euA.fts', heuvia)&#10;;This one replaces one of the EUVIs for SDO AIA&#10;;imeuvib=sccreadfits('/home/hebe/data/sdo/aia/L1/193/20130531_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_110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_1/preped/20130531_143900_04c2A.fts', hdreventa)</text:p>
            <text:p>imaprev=sccreadfits(secchipath+'/a/seq/cor1/20130531_1/preped/20130531_142400_04c2A.fts',hdreventpa)</text:p>
            <text:p>;SECCHI B</text:p>
            <text:p>imb=sccreadfits(secchipath+'/b/seq/cor1/20130531_1/preped/20130531_143900_04c2B.fts', hdreventb)</text:p>
            <text:p>imbprev=sccreadfits(secchipath+'/b/seq/cor1/20130531_1/preped/20130531_14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_1/25461242.fts', lasco1hdr);+'/C3/L0/20130328/32334111.fts', lasco1hdr)</text:p>
            <text:p>lasco0=readfits(lascopath+'/20130531_1/2546124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1_1/preped/20130531_094530_14euB.fts', heuvib)</text:p>
            <text:p>imeuvia=sccreadfits(secchipath+'/a/img/euvi/20130531_1/preped/20130531_094530_14euA.fts', heuvia)</text:p>
            <text:p>;This one replaces one of the EUVIs for SDO AIA</text:p>
            <text:p>;imeuvib=sccreadfits('/home/hebe/data/sdo/aia/L1/193/20130531_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 table:number-columns-repeated="5"/>
          <table:table-cell table:style-name="ce68" table:number-columns-repeated="5"/>
          <table:table-cell table:style-name="ce74" table:number-columns-repeated="9"/>
          <table:table-cell table:style-name="ce77" table:number-columns-repeated="982"/>
        </table:table-row>
        <table:table-row table:style-name="ro16">
          <table:table-cell table:style-name="Default" table:number-columns-repeated="4"/>
          <table:table-cell table:style-name="ce4"/>
          <table:table-cell table:style-name="ce13"/>
          <table:table-cell table:style-name="ce7" office:value-type="time" office:time-value="PT14H46M00S" calcext:value-type="time">
            <text:p>14:46:00</text:p>
          </table:table-cell>
          <table:table-cell table:style-name="ce13" office:value-type="string" calcext:value-type="string">
            <text:p>25461243.fts</text:p>
          </table:table-cell>
          <table:table-cell table:style-name="ce35" office:value-type="time" office:time-value="PT14H34M00S" calcext:value-type="time">
            <text:p>14:34:00</text:p>
          </table:table-cell>
          <table:table-cell table:style-name="ce13" office:value-type="string" calcext:value-type="string">
            <text:p>25461242.fts</text:p>
          </table:table-cell>
          <table:table-cell table:style-name="Default" table:number-columns-repeated="4"/>
          <table:table-cell table:style-name="ce4"/>
          <table:table-cell table:style-name="ce13" table:number-columns-repeated="6"/>
          <table:table-cell table:style-name="ce50"/>
          <table:table-cell table:style-name="ce59"/>
          <table:table-cell table:style-name="ce50" table:number-columns-repeated="5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16">
          <table:table-cell table:style-name="Default" table:number-columns-repeated="4"/>
          <table:table-cell table:style-name="ce4"/>
          <table:table-cell table:style-name="ce13"/>
          <table:table-cell table:style-name="ce4"/>
          <table:table-cell table:style-name="ce13"/>
          <table:table-cell table:style-name="ce7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 table:number-columns-repeated="6"/>
          <table:table-cell table:style-name="ce50"/>
          <table:table-cell table:style-name="ce59"/>
          <table:table-cell table:style-name="ce50" table:number-columns-repeated="5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16"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 table:number-columns-repeated="6"/>
          <table:table-cell table:style-name="ce50"/>
          <table:table-cell table:style-name="ce59"/>
          <table:table-cell table:style-name="ce50" table:number-columns-repeated="5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16">
          <table:table-cell table:style-name="ce4" office:value-type="time" office:time-value="PT10H40M00S" calcext:value-type="time">
            <text:p>10:40:00</text:p>
          </table:table-cell>
          <table:table-cell table:style-name="ce13" office:value-type="string" calcext:value-type="string">
            <text:p>20130531_104000_0B4c1B.fts</text:p>
          </table:table-cell>
          <table:table-cell table:style-name="ce22" office:value-type="time" office:time-value="PT10H30M00S" calcext:value-type="time">
            <text:p>10:30:00</text:p>
          </table:table-cell>
          <table:table-cell table:style-name="ce13" office:value-type="string" calcext:value-type="string">
            <text:p>20130531_103000_0B4c1B.fts</text:p>
          </table:table-cell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 office:value-type="time" office:time-value="PT10H40M00S" calcext:value-type="time">
            <text:p>10:40:00</text:p>
          </table:table-cell>
          <table:table-cell table:style-name="ce25" office:value-type="string" calcext:value-type="string">
            <text:p>20130531_104000_0B4c1A.fts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25" office:value-type="string" calcext:value-type="string">
            <text:p>20130531_103000_0B4c1A.fts</text:p>
          </table:table-cell>
          <table:table-cell table:style-name="ce4"/>
          <table:table-cell table:style-name="ce13" table:number-columns-repeated="6"/>
          <table:table-cell table:style-name="ce50"/>
          <table:table-cell table:style-name="ce59"/>
          <table:table-cell table:style-name="ce50" table:number-columns-repeated="5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16"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 table:number-columns-repeated="6"/>
          <table:table-cell table:style-name="ce50"/>
          <table:table-cell table:style-name="ce59"/>
          <table:table-cell table:style-name="ce50" table:number-columns-repeated="5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16">
          <table:table-cell table:style-name="ce7" office:value-type="time" office:time-value="PT12H54M00S" calcext:value-type="time">
            <text:p>12:54:00</text:p>
          </table:table-cell>
          <table:table-cell table:style-name="ce18" office:value-type="string" calcext:value-type="string">
            <text:p>20130531_125400_04c2B.fts</text:p>
          </table:table-cell>
          <table:table-cell table:style-name="ce7" office:value-type="time" office:time-value="PT12H39M00S" calcext:value-type="time">
            <text:p>12:39:00</text:p>
          </table:table-cell>
          <table:table-cell table:style-name="ce18" office:value-type="string" calcext:value-type="string">
            <text:p>20130531_123900_04c2B.fts</text:p>
          </table:table-cell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7" office:value-type="time" office:time-value="PT12H54M00S" calcext:value-type="time">
            <text:p>12:54:00</text:p>
          </table:table-cell>
          <table:table-cell table:style-name="ce18" office:value-type="string" calcext:value-type="string">
            <text:p>20130531_125400_04c2A.fts</text:p>
          </table:table-cell>
          <table:table-cell table:style-name="ce7" office:value-type="time" office:time-value="PT12H39M00S" calcext:value-type="time">
            <text:p>12:39:00</text:p>
          </table:table-cell>
          <table:table-cell table:style-name="ce44" office:value-type="string" calcext:value-type="string">
            <text:p>20130531_123900_04c2A.fts</text:p>
          </table:table-cell>
          <table:table-cell table:style-name="ce4"/>
          <table:table-cell table:style-name="ce13" table:number-columns-repeated="6"/>
          <table:table-cell table:style-name="ce50"/>
          <table:table-cell table:style-name="ce59"/>
          <table:table-cell table:style-name="ce50" table:number-columns-repeated="5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16">
          <table:table-cell table:style-name="ce7" office:value-type="time" office:time-value="PT14H54M00S" calcext:value-type="time">
            <text:p>14:54:00</text:p>
          </table:table-cell>
          <table:table-cell table:style-name="ce18" office:value-type="string" calcext:value-type="string">
            <text:p>20130531_145400_04c2B.fts</text:p>
          </table:table-cell>
          <table:table-cell table:style-name="ce7" office:value-type="time" office:time-value="PT14H39M00S" calcext:value-type="time">
            <text:p>14:39:00</text:p>
          </table:table-cell>
          <table:table-cell table:style-name="ce18" office:value-type="string" calcext:value-type="string">
            <text:p>20130531_143900_04c2B.fts</text:p>
          </table:table-cell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7" office:value-type="time" office:time-value="PT14H54M00S" calcext:value-type="time">
            <text:p>14:54:00</text:p>
          </table:table-cell>
          <table:table-cell table:style-name="ce18" office:value-type="string" calcext:value-type="string">
            <text:p>20130531_145400_04c2A.fts</text:p>
          </table:table-cell>
          <table:table-cell table:style-name="ce7" office:value-type="time" office:time-value="PT14H39M00S" calcext:value-type="time">
            <text:p>14:39:00</text:p>
          </table:table-cell>
          <table:table-cell table:style-name="ce18" office:value-type="string" calcext:value-type="string">
            <text:p>20130531_143900_04c2A.fts</text:p>
          </table:table-cell>
          <table:table-cell table:style-name="ce4"/>
          <table:table-cell table:style-name="ce13" table:number-columns-repeated="6"/>
          <table:table-cell table:style-name="ce50"/>
          <table:table-cell table:style-name="ce59"/>
          <table:table-cell table:style-name="ce50" table:number-columns-repeated="5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16" table:number-rows-repeated="7"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 table:number-columns-repeated="6"/>
          <table:table-cell table:style-name="ce50"/>
          <table:table-cell table:style-name="ce59"/>
          <table:table-cell table:style-name="ce50" table:number-columns-repeated="5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16"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 table:number-columns-repeated="6"/>
          <table:table-cell table:style-name="ce50"/>
          <table:table-cell table:style-name="ce59"/>
          <table:table-cell table:style-name="ce50" table:number-columns-repeated="5"/>
          <table:table-cell table:style-name="ce21" table:number-columns-repeated="5"/>
          <table:table-cell table:style-name="ce69"/>
          <table:table-cell table:style-name="ce75"/>
          <table:table-cell table:style-name="ce69" table:number-columns-repeated="7"/>
          <table:table-cell table:number-columns-repeated="982"/>
        </table:table-row>
        <table:table-row table:style-name="ro16" table:number-rows-repeated="15"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 table:number-columns-repeated="6"/>
          <table:table-cell table:style-name="ce50"/>
          <table:table-cell table:style-name="ce59"/>
          <table:table-cell table:style-name="ce50" table:number-columns-repeated="5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16" table:number-rows-repeated="14">
          <table:table-cell table:style-name="ce4"/>
          <table:table-cell table:style-name="ce13"/>
          <table:table-cell table:style-name="ce4"/>
          <table:table-cell table:style-name="ce25"/>
          <table:table-cell table:style-name="ce28"/>
          <table:table-cell table:style-name="ce25"/>
          <table:table-cell table:style-name="ce33"/>
          <table:table-cell table:style-name="ce13"/>
          <table:table-cell table:style-name="ce4"/>
          <table:table-cell table:style-name="ce25"/>
          <table:table-cell table:style-name="ce33"/>
          <table:table-cell table:style-name="ce42"/>
          <table:table-cell table:style-name="ce43"/>
          <table:table-cell table:style-name="ce25"/>
          <table:table-cell table:style-name="ce28"/>
          <table:table-cell table:style-name="ce25" table:number-columns-repeated="4"/>
          <table:table-cell table:style-name="ce48"/>
          <table:table-cell table:style-name="ce13"/>
          <table:table-cell table:style-name="ce50"/>
          <table:table-cell table:style-name="ce59"/>
          <table:table-cell table:style-name="ce50" table:number-columns-repeated="5"/>
          <table:table-cell table:style-name="ce21" table:number-columns-repeated="5"/>
          <table:table-cell table:style-name="ce69" table:number-columns-repeated="9"/>
          <table:table-cell table:number-columns-repeated="982"/>
        </table:table-row>
        <table:table-row table:style-name="ro16" table:number-rows-repeated="13">
          <table:table-cell table:style-name="ce4"/>
          <table:table-cell table:style-name="ce13"/>
          <table:table-cell table:style-name="ce4"/>
          <table:table-cell table:style-name="ce25"/>
          <table:table-cell table:style-name="ce28"/>
          <table:table-cell table:style-name="ce25"/>
          <table:table-cell table:style-name="ce33"/>
          <table:table-cell table:style-name="ce13"/>
          <table:table-cell table:style-name="ce4"/>
          <table:table-cell table:style-name="ce25"/>
          <table:table-cell table:style-name="ce33"/>
          <table:table-cell table:style-name="ce42"/>
          <table:table-cell table:style-name="ce43"/>
          <table:table-cell table:style-name="ce25"/>
          <table:table-cell table:style-name="ce28"/>
          <table:table-cell table:style-name="ce25" table:number-columns-repeated="4"/>
          <table:table-cell table:style-name="ce48"/>
          <table:table-cell table:style-name="ce13"/>
          <table:table-cell table:style-name="ce21"/>
          <table:table-cell table:style-name="ce55"/>
          <table:table-cell table:style-name="ce21" table:number-columns-repeated="10"/>
          <table:table-cell table:style-name="ce69" table:number-columns-repeated="9"/>
          <table:table-cell table:number-columns-repeated="982"/>
        </table:table-row>
        <table:table-row table:style-name="ro16" table:number-rows-repeated="123"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6" table:number-rows-repeated="4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6" table:number-rows-repeated="2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6" table:number-rows-repeated="2">
          <table:table-cell table:style-name="ce10"/>
          <table:table-cell/>
          <table:table-cell table:style-name="ce10"/>
          <table:table-cell table:number-columns-repeated="7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6" table:number-rows-repeated="2"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6" table:number-rows-repeated="5">
          <table:table-cell table:style-name="ce10"/>
          <table:table-cell table:number-columns-repeated="13"/>
          <table:table-cell table:style-name="ce10"/>
          <table:table-cell table:number-columns-repeated="1009"/>
        </table:table-row>
        <table:table-row table:style-name="ro16" table:number-rows-repeated="21">
          <table:table-cell table:number-columns-repeated="14"/>
          <table:table-cell table:style-name="ce10"/>
          <table:table-cell table:number-columns-repeated="1009"/>
        </table:table-row>
        <table:table-row table:style-name="ro16" table:number-rows-repeated="1048338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1:22:48.172849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8-07-13T11:29:11.285378412</dc:date>
    <meta:editing-duration>PT2H58M58S</meta:editing-duration>
    <meta:editing-cycles>21</meta:editing-cycles>
    <meta:generator>LibreOffice/5.1.6.2$Linux_X86_64 LibreOffice_project/10m0$Build-2</meta:generator>
    <meta:document-statistic meta:table-count="1" meta:cell-count="313" meta:object-count="0"/>
  </office:meta>
</office:document-meta>
</file>